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DejaVu Sans" svg:font-family="'DejaVu Sans'" style:font-pitch="variable"/>
    <style:font-face style:name="Lohit Hindi" svg:font-family="'Lohit Hindi', 'MS Mincho'" style:font-pitch="variable"/>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3965in" table:align="left" style:writing-mode="lr-tb"/>
    </style:style>
    <style:style style:name="Table1.A" style:family="table-column">
      <style:table-column-properties style:column-width="0.5in"/>
    </style:style>
    <style:style style:name="Table1.B" style:family="table-column">
      <style:table-column-properties style:column-width="1.625in"/>
    </style:style>
    <style:style style:name="Table1.C" style:family="table-column">
      <style:table-column-properties style:column-width="0.625in"/>
    </style:style>
    <style:style style:name="Table1.D" style:family="table-column">
      <style:table-column-properties style:column-width="0.6465in"/>
    </style:style>
    <style:style style:name="Table1.1" style:family="table-row">
      <style:table-row-properties style:min-row-height="0.1667in" fo:keep-together="always"/>
    </style:style>
    <style:style style:name="Table1.A1" style:family="table-cell">
      <style:table-cell-properties style:vertical-align="middle" fo:padding-left="0.075in" fo:padding-right="0.075in" fo:padding-top="0in" fo:padding-bottom="0in" fo:border-left="0.1pt solid #000000" fo:border-right="none" fo:border-top="0.1pt solid #000000" fo:border-bottom="0.1pt solid #000000" style:writing-mode="lr-tb"/>
    </style:style>
    <style:style style:name="Table1.B1" style:family="table-cell">
      <style:table-cell-properties style:vertical-align="middle" fo:padding-left="0.075in" fo:padding-right="0.075in" fo:padding-top="0in" fo:padding-bottom="0in" fo:border="0.1pt solid #000000" style:writing-mode="lr-tb"/>
    </style:style>
    <style:style style:name="Table1.A2" style:family="table-cell">
      <style:table-cell-properties style:vertical-align="top" fo:padding-left="0.075in" fo:padding-right="0.075in" fo:padding-top="0in" fo:padding-bottom="0in" fo:border-left="0.1pt solid #000000" fo:border-right="none" fo:border-top="0.1pt solid #000000" fo:border-bottom="0.1pt solid #000000" style:writing-mode="lr-tb"/>
    </style:style>
    <style:style style:name="Table1.3" style:family="table-row">
      <style:table-row-properties style:min-row-height="0.2222in" fo:keep-together="auto"/>
    </style:style>
    <style:style style:name="P1" style:family="paragraph" style:parent-style-name="Standard">
      <style:paragraph-properties style:snap-to-layout-grid="false"/>
      <style:text-properties fo:font-size="8pt" style:font-size-asian="8pt" style:font-size-complex="8pt"/>
    </style:style>
    <style:style style:name="P2" style:family="paragraph" style:parent-style-name="Standard" style:list-style-name="">
      <style:paragraph-properties fo:margin-left="0in" fo:margin-right="0in" fo:text-indent="0in" style:auto-text-indent="false"/>
    </style:style>
    <style:style style:name="P3" style:family="paragraph" style:parent-style-name="Text_20_body">
      <style:text-properties style:font-name-asian="Times New Roman"/>
    </style:style>
    <style:style style:name="P4" style:family="paragraph" style:parent-style-name="Text_20_body">
      <style:text-properties officeooo:rsid="00102485" officeooo:paragraph-rsid="00102485"/>
    </style:style>
    <style:style style:name="P5" style:family="paragraph" style:parent-style-name="Text_20_body">
      <style:text-properties officeooo:rsid="00102485" officeooo:paragraph-rsid="00121695"/>
    </style:style>
    <style:style style:name="P6" style:family="paragraph" style:parent-style-name="Text_20_body">
      <style:text-properties officeooo:paragraph-rsid="0012fc55"/>
    </style:style>
    <style:style style:name="P7" style:family="paragraph" style:parent-style-name="Text_20_body">
      <style:text-properties officeooo:rsid="00138c0d" officeooo:paragraph-rsid="00138c0d"/>
    </style:style>
    <style:style style:name="P8" style:family="paragraph" style:parent-style-name="Text_20_body">
      <style:text-properties officeooo:paragraph-rsid="00138c0d"/>
    </style:style>
    <style:style style:name="P9" style:family="paragraph" style:parent-style-name="Text_20_body">
      <style:text-properties officeooo:rsid="0013d7e2" officeooo:paragraph-rsid="0013d7e2"/>
    </style:style>
    <style:style style:name="P10" style:family="paragraph" style:parent-style-name="Text_20_body">
      <style:paragraph-properties fo:margin-top="0in" fo:margin-bottom="0.0835in" style:contextual-spacing="false"/>
    </style:style>
    <style:style style:name="P11" style:family="paragraph" style:parent-style-name="Heading_20_1">
      <style:text-properties officeooo:rsid="001318cc" officeooo:paragraph-rsid="001318cc"/>
    </style:style>
    <style:style style:name="P12" style:family="paragraph" style:parent-style-name="Heading_20_1" style:list-style-name="">
      <style:paragraph-properties fo:margin-left="0in" fo:margin-right="0in" fo:text-indent="0in" style:auto-text-indent="false"/>
    </style:style>
    <style:style style:name="P13" style:family="paragraph" style:parent-style-name="table_20_copy">
      <style:paragraph-properties style:snap-to-layout-grid="false"/>
    </style:style>
    <style:style style:name="P14" style:family="paragraph" style:parent-style-name="Abstract">
      <style:text-properties officeooo:paragraph-rsid="00102485"/>
    </style:style>
    <style:style style:name="P15" style:family="paragraph" style:parent-style-name="Affiliation">
      <style:paragraph-properties fo:margin-left="0in" fo:margin-right="-0.0957in" fo:text-indent="0in" style:auto-text-indent="false"/>
    </style:style>
    <style:style style:name="P16" style:family="paragraph" style:parent-style-name="key_20_words">
      <style:paragraph-properties fo:margin-left="0in" fo:margin-right="0in" fo:text-indent="0.1252in" style:auto-text-indent="false"/>
    </style:style>
    <style:style style:name="P17" style:family="paragraph" style:parent-style-name="paper_20_title" style:master-page-name="Standard">
      <style:paragraph-properties style:page-number="auto"/>
      <style:text-properties officeooo:paragraph-rsid="00102485"/>
    </style:style>
    <style:style style:name="P18" style:family="paragraph" style:parent-style-name="references">
      <style:text-properties officeooo:rsid="00102485" officeooo:paragraph-rsid="00102485"/>
    </style:style>
    <style:style style:name="P19" style:family="paragraph" style:parent-style-name="table_20_col_20_head">
      <style:paragraph-properties style:snap-to-layout-grid="false"/>
    </style:style>
    <style:style style:name="P20" style:family="paragraph" style:parent-style-name="table_20_col_20_subhead">
      <style:paragraph-properties style:snap-to-layout-grid="false"/>
    </style:style>
    <style:style style:name="T1" style:family="text">
      <style:text-properties style:font-name-asian="Times New Roman"/>
    </style:style>
    <style:style style:name="T2" style:family="text">
      <style:text-properties officeooo:rsid="00102485" style:font-name-asian="Times New Roman"/>
    </style:style>
    <style:style style:name="T3" style:family="text">
      <style:text-properties officeooo:rsid="00121695" style:font-name-asian="Times New Roman"/>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name-asian="Times New Roman" style:font-style-asian="italic"/>
    </style:style>
    <style:style style:name="T7" style:family="text">
      <style:text-properties fo:font-style="italic" style:font-name-asian="Times New Roman" style:font-style-asian="italic" style:font-style-complex="italic"/>
    </style:style>
    <style:style style:name="T8" style:family="text">
      <style:text-properties fo:font-style="italic" officeooo:rsid="00102485" style:font-name-asian="Times New Roman" style:font-style-asian="italic" style:font-style-complex="italic"/>
    </style:style>
    <style:style style:name="T9" style:family="text">
      <style:text-properties fo:font-style="italic" fo:font-weight="normal" style:font-style-asian="italic" style:font-weight-asian="normal" style:font-weight-complex="normal"/>
    </style:style>
    <style:style style:name="T10" style:family="text">
      <style:text-properties fo:font-style="italic" fo:font-weight="normal" style:font-name-asian="Times New Roman" style:font-style-asian="italic" style:font-weight-asian="normal" style:font-weight-complex="normal"/>
    </style:style>
    <style:style style:name="T11" style:family="text">
      <style:text-properties style:text-position="super 58%"/>
    </style:style>
    <style:style style:name="T12" style:family="text">
      <style:text-properties style:text-position="super 58%" fo:letter-spacing="-0.0016in"/>
    </style:style>
    <style:style style:name="T13" style:family="text">
      <style:text-properties style:font-name-asian="Symbol"/>
    </style:style>
    <style:style style:name="T14" style:family="text">
      <style:text-properties style:font-name="Symbol" fo:font-style="italic" style:font-name-asian="Symbol" style:font-style-asian="italic" style:font-name-complex="Symbol" style:font-style-complex="italic"/>
    </style:style>
    <style:style style:name="T15" style:family="text">
      <style:text-properties style:text-position="sub 58%"/>
    </style:style>
    <style:style style:name="T16" style:family="text">
      <style:text-properties fo:font-style="normal" style:font-style-asian="normal" style:font-style-complex="normal"/>
    </style:style>
    <style:style style:name="T17" style:family="text">
      <style:text-properties fo:font-style="normal" style:font-name-asian="Times New Roman" style:font-style-asian="normal" style:font-style-complex="normal"/>
    </style:style>
    <style:style style:name="T18" style:family="text">
      <style:text-properties fo:font-size="8pt" style:font-size-asian="8pt" style:font-size-complex="8pt"/>
    </style:style>
    <style:style style:name="T19" style:family="text">
      <style:text-properties officeooo:rsid="00121695"/>
    </style:style>
    <style:style style:name="T20" style:family="text">
      <style:text-properties officeooo:rsid="00138c0d"/>
    </style:style>
    <style:style style:name="fr1" style:family="graphic" style:parent-style-name="Frame">
      <style:graphic-properties fo:margin-left="0.1256in" fo:margin-right="0.1256in" style:run-through="background" style:wrap="parallel" style:number-wrapped-paragraphs="no-limit" style:vertical-pos="from-top" style:vertical-rel="paragraph" style:horizontal-pos="from-left" style:horizontal-rel="paragraph" fo:background-color="#ffffff" style:background-transparency="0%" fo:padding-left="0.2252in" fo:padding-right="0.2252in" fo:padding-top="0.1752in" fo:padding-bottom="0.1752in" fo:border="0.06pt solid #000000">
        <style:background-image/>
      </style:graphic-properties>
    </style:style>
    <style:style style:name="Sect1" style:family="section">
      <style:section-properties style:writing-mode="lr-tb" style:editable="false">
        <style:columns fo:column-count="2">
          <style:column style:rel-width="5127*" fo:start-indent="0in" fo:end-indent="0.1965in"/>
          <style:column style:rel-width="5304*" fo:start-indent="0.1965in" fo:end-indent="0in"/>
        </style:columns>
        <text:notes-configuration text:note-class="footnot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style:writing-mode="lr-tb" style:editable="false">
        <style:columns fo:column-count="2" fo:column-gap="0.25in">
          <style:column style:rel-width="32767*" fo:start-indent="0in" fo:end-indent="0.1252in"/>
          <style:column style:rel-width="32767*" fo:start-indent="0.1252in" fo:end-indent="0in"/>
        </style:columns>
        <text:notes-configuration text:note-class="footnot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2">Semi-Automated Intraoperative Tracking of Aortic Valve Plane for Transcatheter aortic valve implantation (TAVI) Procedure</text:span></text:p>
      <text:p text:style-name="Standard"/>
      <text:section text:style-name="Sect1" text:name="Section1">
        <text:p text:style-name="Author">Authors<text:span text:style-name="T1"> </text:span>Name/s<text:span text:style-name="T1"> </text:span>per<text:span text:style-name="T1"> </text:span>1st<text:span text:style-name="T1"> </text:span>Affiliation<text:span text:style-name="T1"> </text:span><text:span text:style-name="T5">(Author)</text:span></text:p>
        <text:p text:style-name="Affiliation"><text:span text:style-name="T1">D</text:span>ept.<text:span text:style-name="T1"> </text:span>name<text:span text:style-name="T1"> </text:span>of<text:span text:style-name="T1"> </text:span>organization<text:span text:style-name="T1"> </text:span><text:span text:style-name="T7">(Line 1 of Affiliation </text:span><text:span text:style-name="T5">-</text:span><text:span text:style-name="T7"> </text:span><text:span text:style-name="T5">optional)</text:span></text:p>
        <text:p text:style-name="Affiliation"><text:span text:style-name="T1">N</text:span>ame<text:span text:style-name="T1"> </text:span>of<text:span text:style-name="T1"> </text:span>organization<text:span text:style-name="T1"> </text:span>-<text:span text:style-name="T1"> </text:span>acronyms<text:span text:style-name="T1"> </text:span>acceptable <text:span text:style-name="T5">(line</text:span><text:span text:style-name="T7"> </text:span><text:span text:style-name="T5">2)</text:span></text:p>
        <text:p text:style-name="Affiliation">City,<text:span text:style-name="T1"> </text:span>Country <text:span text:style-name="T5">(line</text:span><text:span text:style-name="T7"> </text:span><text:span text:style-name="T5">3)</text:span></text:p>
        <text:p text:style-name="Affiliation">name@xyz.com<text:span text:style-name="T1"> – </text:span>optional <text:span text:style-name="T5">(line</text:span><text:span text:style-name="T7"> </text:span><text:span text:style-name="T5">4)</text:span></text:p>
        <text:p text:style-name="Author">Authors<text:span text:style-name="T1"> </text:span>Name/s<text:span text:style-name="T1"> </text:span>per<text:span text:style-name="T1"> </text:span>2nd<text:span text:style-name="T1"> </text:span>Affiliation<text:span text:style-name="T1"> </text:span><text:span text:style-name="T5">(Author)</text:span></text:p>
        <text:p text:style-name="P15"><text:span text:style-name="T1">D</text:span>ept.<text:span text:style-name="T1"> </text:span>name<text:span text:style-name="T1"> </text:span>of<text:span text:style-name="T1"> </text:span>organization<text:span text:style-name="T1"> </text:span><text:span text:style-name="T7">(Line 1 of Affiliation </text:span><text:span text:style-name="T5">-</text:span><text:span text:style-name="T7"> </text:span><text:span text:style-name="T5">optional)</text:span></text:p>
        <text:p text:style-name="Affiliation"><text:span text:style-name="T1">N</text:span>ame<text:span text:style-name="T1"> </text:span>of<text:span text:style-name="T1"> </text:span>organization<text:span text:style-name="T1"> </text:span>-<text:span text:style-name="T1"> </text:span>acronyms<text:span text:style-name="T1"> </text:span>acceptable <text:span text:style-name="T5">(line</text:span><text:span text:style-name="T7"> </text:span><text:span text:style-name="T5">2)</text:span></text:p>
        <text:p text:style-name="Affiliation">City,<text:span text:style-name="T1"> </text:span>Country <text:span text:style-name="T5">(line</text:span><text:span text:style-name="T7"> </text:span><text:span text:style-name="T5">3)</text:span></text:p>
        <text:p text:style-name="Affiliation">name@xyz.com<text:span text:style-name="T1"> – </text:span>optional <text:span text:style-name="T5">(line</text:span><text:span text:style-name="T7"> </text:span><text:span text:style-name="T5">4)</text:span></text:p>
      </text:section>
      <text:section text:style-name="Sect2" text:name="Section2">
        <text:p text:style-name="Affiliation"/>
        <text:p text:style-name="Standard"/>
      </text:section>
      <text:section text:style-name="Sect3" text:name="Section3">
        <text:p text:style-name="P14"><text:span text:style-name="T5">Abstract</text:span><text:span text:style-name="T1">—</text:span><text:span text:style-name="T2">TAVI is a therapeutic alternative for high-surgical-risk patients with severe symptomatic aortic stenosis. Because the aortic root cannot be observed directly by the surgeon during aortic valve replacement, 2-D X-ray angiographic and fluoroscopic images are typically used to guide TAVI procedures, for which contrast agent needs to be injected from time to time to make the anatomy of the aortic root visible under X-ray. Exact valve placement is crucial during the intervention, also, the contrast of fluoroscopic images is generally limited to minimized the radiation exposure for the patient and the physician. Advanced visualization and augmented reality involving patient-specific 3-D models of the aorta can greatly facilitate the relatively complex TAVI procedures by providing a more realistic anatomy of the aortic root. In this paper, we propose a new method based on the Tracking-Learning-Detection approach, applied to the aortic valve calcifications in order to determine the position of the aortic valve plane and for 2-D/3-D fusion in intra-operative TAVI images. The proposed method includes three main steps: In </text:span><text:span text:style-name="T3">(1) </text:span><text:span text:style-name="T8">Initialization step</text:span><text:span text:style-name="T2">, the oriented bounding box of calcification is manually initialized in order to define the distance between the calcification of interest and the aortic valve plane (AVP) in one chosen frame; </text:span><text:span text:style-name="T3">(2) </text:span><text:span text:style-name="T8">Tracking of Calcification</text:span><text:span text:style-name="T2"> to determine the position of the calcification in each frame of the live sequence; </text:span><text:span text:style-name="T3">(3) </text:span><text:span text:style-name="T8">Updating of the AVP</text:span><text:span text:style-name="T2"> to depict the overlaid AVP and 3-D aortic root mesh onto 2-D fluoroscopic images without contrast injections. The approach was evaluated on 25 TAVI procedures that contain angiographic and fluoroscopic imaging as well. Edwards SAPIEN and CoreValve were implanted in 12 and 33.33% of patients, respectively. The TAVI approaches used were transarterial (transfemoral: 66%; subclavian: 5%) or transapical in 29%. Tracking success rate was 68.3%. Providing an absolute mean displacement error less than 2mm, the early results are satisfactory in terms of feasibility. Its suitability for the TAVI procedure has been also analyzed.</text:span></text:p>
        <text:p text:style-name="P16"><text:span text:style-name="T4">Index</text:span><text:span text:style-name="T6"> </text:span><text:span text:style-name="T4">Terms</text:span><text:span text:style-name="T1">—C</text:span>omponent,<text:span text:style-name="T1"> </text:span>formatting,<text:span text:style-name="T1"> </text:span>style,<text:span text:style-name="T1"> </text:span>styling,<text:span text:style-name="T1"> </text:span>insert.<text:span text:style-name="T1"> </text:span><text:span text:style-name="T9">(key</text:span><text:span text:style-name="T10"> </text:span><text:span text:style-name="T9">words)</text:span></text:p>
        <text:list xml:id="list6560809414070788876" text:style-name="WW8Num1">
          <text:list-item>
            <text:h text:style-name="Heading_20_1" text:outline-level="1">Introduction</text:h>
          </text:list-item>
        </text:list>
        <text:p text:style-name="P4">Affecting 1.8% of the global population, aortic stenosis is the most common valvular lesion occurring among elderly patients and has become extremely frequent because of changing demographics in industrialized countries. There are about 60,000 surgical aortic valve replacements every year in Europe and even more in the United States <text:bookmark-ref text:reference-format="number" text:ref-name="__RefHeading__2745_711087310">[1]</text:bookmark-ref>. For people who have significant aortic stenosis, the only really effective treatment is to surgically replace the diseased aortic valve with an artificial valve. Unfortunately, the standard method of aortic valve replacement requires a major open-heart surgical procedure, and, especially in the elderly patients who most typically develop aortic stenosis, it is a procedure that carries significant risk. TAVI has emerged as a promising alternative to conventional aortic valve replacement for elderly patients with severe, symptomatic aortic stenosis who are otherwise left untreated due to the perceived high risk of operative mortality. Compared to the standard aortic valve replacement surgery, TAVI offers a replacement valve introduced through an artery via a small incision (usually the femoral artery) or, less often, surgically with an incision into the chest and then into the left ventricular apex (the transapical approach). About the transfemoral artery procedure that is the most common used, after catheterization through a femoral access, the overall procedure consists in introducing the transcatheter valve passing through successively the descending aorta, the ascending aorta and the native valve to finally perform the deployment of the aortic valve bioprosthesis. For both access types, the last stages concerning the localization and the deployment of the valve need the development of efficient tools to make more secure and reliable the TAVI procedure.</text:p>
        <text:p text:style-name="P5">During TAVI procedures, X-ray angiographic and fluoroscopic imaging is routinely used to guide the operation, because the visibility of the target area is limited to the naked eyes due to the small incisions. However, fluoroscopic images do not display the anatomic structures without the contrast agent, which on the other hand needs to be minimized for patients’ and physicians' safety. Determining exactly valve location and minimizing the use of contrast injections are urgently needed during the surgical intervention, because complications can arise from a misplaced valve <text:bookmark-ref text:reference-format="number" text:ref-name="__RefHeading__2748_711087310">[2]</text:bookmark-ref>.</text:p>
        <text:p text:style-name="P6"><text:span text:style-name="T19">Our goal in this paper is thus to develop a robust and fast method to provide efficient tools coping with difficulties in obtaining an optimal view of the native valve in real-time to </text:span><text:soft-page-break/><text:span text:style-name="T19">define then an optimal target location. Only few previous studies deal with intra-operative support for TAVI procedure.</text:span></text:p>
        <text:list xml:id="list104110313930438" text:continue-numbering="true" text:style-name="WW8Num1">
          <text:list-item>
            <text:h text:style-name="P11" text:outline-level="1">Related works</text:h>
          </text:list-item>
        </text:list>
        <text:p text:style-name="P7">About the Aortic Valve Plane (AVP) tracking, Wijesinghe N. et al. <text:bookmark-ref text:reference-format="number" text:ref-name="__RefHeading__4046_711087310">[3]</text:bookmark-ref> have previously proposed a system to track the AVP in fluoroscopic image sequences. This method requires two standard imaging views performed by conventional cine-angiography for initialization step.</text:p>
        <text:p text:style-name="P7">Previously, in <text:bookmark-ref text:reference-format="number" text:ref-name="__RefHeading__4048_711087310">[4]</text:bookmark-ref>, an intra-operative guidance system has been proposed by Karar M.E. et al. to include the planning system of <text:bookmark-ref text:reference-format="number" text:ref-name="__RefHeading__4050_711087310">[5]</text:bookmark-ref> and to perform real-time tracking of the aortic prosthesis in fluoroscopic images. A system for automatic segmentation and for the static overlay of aortic root volume and landmarks on live fluoroscopic images is described in <text:bookmark-ref text:reference-format="number" text:ref-name="__RefHeading__4052_711087310">[6]</text:bookmark-ref><text:bookmark-ref text:reference-format="number" text:ref-name="__RefHeading__4054_711087310">[7]</text:bookmark-ref><text:bookmark-ref text:reference-format="number" text:ref-name="__RefHeading__4056_711087310">[8]</text:bookmark-ref>. Using intra-operative MRI guidance, a new robotic assistance system has been evaluated for delivering the AVP using a phantom <text:bookmark-ref text:reference-format="number" text:ref-name="__RefHeading__4058_711087310">[9]</text:bookmark-ref>.</text:p>
        <text:p text:style-name="P8"><text:span text:style-name="T20">Recently, Karar M.E. et al. </text:span><text:span text:style-name="T20"><text:bookmark-ref text:reference-format="number" text:ref-name="__RefHeading__4060_711087310">[10]</text:bookmark-ref></text:span><text:span text:style-name="T20"> have proposed a method includes a dynamic overlay of an intra-operative 3-D aortic root mesh model and an estimated target area of valve implantation onto live 2-D fluoroscopic images. However, this is based on a template-based tracking procedure of a pigtail catheter which moves in accordance with the aortic root only when this catheter is locked in one of the native valve's cusp. Thus, user-interaction is required to initialize the algorithm and to correct fluoroscopy overlay errors during the intervention.</text:span></text:p>
        <text:p text:style-name="P9">Compared with previous work, our method focuses on tracking of the aortic valve calcification to provide AVP and 3-D aortic root mesh positions in a intra-operative sequence of images rather than overlay of the preoperative 3-D data in a single contrast-enhanced frame. Also, in our approach, only one imaging view is required for interactive initialization. Lastly, a thorough accuracy analysis of the method has been performed with manual tracings as reference standard. This gives a clear indication of algorithm accuracy for applications as an accurate navigation and deployment of the prosthetic valve.</text:p>
        <text:list xml:id="list104109447469496" text:continue-numbering="true" text:style-name="WW8Num1">
          <text:list-item>
            <text:h text:style-name="Heading_20_1" text:outline-level="1">Ease<text:span text:style-name="T1"> </text:span>of<text:span text:style-name="T1"> </text:span>Use</text:h>
          </text:list-item>
        </text:list>
        <text:p text:style-name="Text_20_body">The<text:span text:style-name="T1"> </text:span>template<text:span text:style-name="T1"> </text:span>is<text:span text:style-name="T1"> </text:span>used<text:span text:style-name="T1"> </text:span>to<text:span text:style-name="T1"> </text:span>format<text:span text:style-name="T1"> </text:span>your<text:span text:style-name="T1"> </text:span>paper<text:span text:style-name="T1"> </text:span>and<text:span text:style-name="T1"> </text:span>style<text:span text:style-name="T1"> </text:span>the<text:span text:style-name="T1"> </text:span>text.<text:span text:style-name="T1"> </text:span>All<text:span text:style-name="T1"> </text:span>margins,<text:span text:style-name="T1"> </text:span>column<text:span text:style-name="T1"> </text:span>widths,<text:span text:style-name="T1"> </text:span>line<text:span text:style-name="T1"> </text:span>spaces,<text:span text:style-name="T1"> </text:span>and<text:span text:style-name="T1"> </text:span>text<text:span text:style-name="T1"> </text:span>fonts<text:span text:style-name="T1"> </text:span>are<text:span text:style-name="T1"> </text:span>prescribed;<text:span text:style-name="T1"> </text:span>please<text:span text:style-name="T1"> </text:span>do<text:span text:style-name="T1"> </text:span>not<text:span text:style-name="T1"> </text:span>alter<text:span text:style-name="T1"> </text:span>them.<text:span text:style-name="T1"> </text:span>You<text:span text:style-name="T1"> </text:span>may<text:span text:style-name="T1"> </text:span>note<text:span text:style-name="T1"> </text:span>peculiarities.<text:span text:style-name="T1"> </text:span>For<text:span text:style-name="T1"> </text:span>example,<text:span text:style-name="T1"> </text:span>the<text:span text:style-name="T1"> </text:span>head<text:span text:style-name="T1"> </text:span>margin<text:span text:style-name="T1"> </text:span>in<text:span text:style-name="T1"> </text:span>this<text:span text:style-name="T1"> </text:span>template<text:span text:style-name="T1"> </text:span>measures<text:span text:style-name="T1"> </text:span>proportionately<text:span text:style-name="T1"> </text:span>more<text:span text:style-name="T1"> </text:span>than<text:span text:style-name="T1"> </text:span>is<text:span text:style-name="T1"> </text:span>customary.<text:span text:style-name="T1"> </text:span>This<text:span text:style-name="T1"> </text:span>measurement<text:span text:style-name="T1"> </text:span>and<text:span text:style-name="T1"> </text:span>others<text:span text:style-name="T1"> </text:span>are<text:span text:style-name="T1"> </text:span>deliberate,<text:span text:style-name="T1"> </text:span>using<text:span text:style-name="T1"> </text:span>specifications<text:span text:style-name="T1"> </text:span>that<text:span text:style-name="T1"> </text:span>anticipate<text:span text:style-name="T1"> </text:span>your<text:span text:style-name="T1"> </text:span>paper<text:span text:style-name="T1"> </text:span>as<text:span text:style-name="T1"> </text:span>one<text:span text:style-name="T1"> </text:span>part<text:span text:style-name="T1"> </text:span>of<text:span text:style-name="T1"> </text:span>the<text:span text:style-name="T1"> </text:span>entire<text:span text:style-name="T1"> </text:span>proceedings,<text:span text:style-name="T1"> </text:span>and<text:span text:style-name="T1"> </text:span>not<text:span text:style-name="T1"> </text:span>as<text:span text:style-name="T1"> </text:span>an<text:span text:style-name="T1"> </text:span>independent<text:span text:style-name="T1"> </text:span>document.<text:span text:style-name="T1"> </text:span>Please<text:span text:style-name="T1"> </text:span>do<text:span text:style-name="T1"> </text:span>not<text:span text:style-name="T1"> </text:span>revise<text:span text:style-name="T1"> </text:span>any<text:span text:style-name="T1"> </text:span>of<text:span text:style-name="T1"> </text:span>the<text:span text:style-name="T1"> </text:span>current<text:span text:style-name="T1"> </text:span>designations.</text:p>
        <text:list xml:id="list104110192891927" text:continue-numbering="true" text:style-name="WW8Num1">
          <text:list-item>
            <text:h text:style-name="Heading_20_1" text:outline-level="1">Prepare<text:span text:style-name="T1"> </text:span>Your<text:span text:style-name="T1"> </text:span>Paper<text:span text:style-name="T1"> </text:span>Before<text:span text:style-name="T1"> </text:span>Styling</text:h>
          </text:list-item>
        </text:list>
        <text:p text:style-name="Text_20_body">Before<text:span text:style-name="T1"> </text:span>you<text:span text:style-name="T1"> </text:span>begin<text:span text:style-name="T1"> </text:span>to<text:span text:style-name="T1"> </text:span>format<text:span text:style-name="T1"> </text:span>your<text:span text:style-name="T1"> </text:span>paper,<text:span text:style-name="T1"> </text:span>first<text:span text:style-name="T1"> </text:span>write<text:span text:style-name="T1"> </text:span>and<text:span text:style-name="T1"> </text:span>save<text:span text:style-name="T1"> </text:span>the<text:span text:style-name="T1"> </text:span>content<text:span text:style-name="T1"> </text:span>as<text:span text:style-name="T1"> </text:span>a<text:span text:style-name="T1"> </text:span>separate<text:span text:style-name="T1"> </text:span>text<text:span text:style-name="T1"> </text:span>file.<text:span text:style-name="T1"> </text:span>Keep<text:span text:style-name="T1"> </text:span>your<text:span text:style-name="T1"> </text:span>text<text:span text:style-name="T1"> </text:span>and<text:span text:style-name="T1"> </text:span>graphic<text:span text:style-name="T1"> </text:span>files<text:span text:style-name="T1"> </text:span>separate<text:span text:style-name="T1"> </text:span>until<text:span text:style-name="T1"> </text:span>after<text:span text:style-name="T1"> </text:span>the<text:span text:style-name="T1"> </text:span>text<text:span text:style-name="T1"> </text:span>has<text:span text:style-name="T1"> </text:span>been<text:span text:style-name="T1"> </text:span>formatted<text:span text:style-name="T1"> </text:span>and<text:span text:style-name="T1"> </text:span>styled.<text:span text:style-name="T1"> </text:span>Do<text:span text:style-name="T1"> </text:span>not<text:span text:style-name="T1"> </text:span>use<text:span text:style-name="T1"> </text:span>hard<text:span text:style-name="T1"> </text:span>tabs,<text:span text:style-name="T1"> </text:span>and<text:span text:style-name="T1"> </text:span>limit<text:span text:style-name="T1"> </text:span>use<text:span text:style-name="T1"> </text:span>of<text:span text:style-name="T1"> </text:span>hard<text:span text:style-name="T1"> </text:span>returns<text:span text:style-name="T1"> </text:span>to<text:span text:style-name="T1"> </text:span>only<text:span text:style-name="T1"> </text:span>one<text:span text:style-name="T1"> </text:span>return<text:span text:style-name="T1"> </text:span>at<text:span text:style-name="T1"> </text:span>the<text:span text:style-name="T1"> </text:span>end<text:span text:style-name="T1"> </text:span>of<text:span text:style-name="T1"> </text:span>a<text:span text:style-name="T1"> </text:span>paragraph.<text:span text:style-name="T1"> </text:span>Do<text:span text:style-name="T1"> </text:span>not<text:span text:style-name="T1"> </text:span>add<text:span text:style-name="T1"> </text:span>any<text:span text:style-name="T1"> </text:span>kind<text:span text:style-name="T1"> </text:span>of<text:span text:style-name="T1"> </text:span>pagination<text:span text:style-name="T1"> </text:span>anywhere<text:span text:style-name="T1"> </text:span>in<text:span text:style-name="T1"> </text:span>the<text:span text:style-name="T1"> </text:span>paper.<text:span text:style-name="T1"> </text:span>Do<text:span text:style-name="T1"> </text:span>not<text:span text:style-name="T1"> </text:span>number<text:span text:style-name="T1"> </text:span>text<text:span text:style-name="T1"> </text:span>heads<text:span text:style-name="T1">—</text:span>the<text:span text:style-name="T1"> </text:span>template<text:span text:style-name="T1"> </text:span>will<text:span text:style-name="T1"> </text:span>do<text:span text:style-name="T1"> </text:span>that<text:span text:style-name="T1"> </text:span>for<text:span text:style-name="T1"> </text:span>you.</text:p>
        <text:p text:style-name="Text_20_body">Finally,<text:span text:style-name="T1"> </text:span>complete<text:span text:style-name="T1"> </text:span>content<text:span text:style-name="T1"> </text:span>and<text:span text:style-name="T1"> </text:span>organizational<text:span text:style-name="T1"> </text:span>editing<text:span text:style-name="T1"> </text:span>before<text:span text:style-name="T1"> </text:span>formatting.<text:span text:style-name="T1"> </text:span>Please<text:span text:style-name="T1"> </text:span>take<text:span text:style-name="T1"> </text:span>note<text:span text:style-name="T1"> </text:span>of<text:span text:style-name="T1"> </text:span>the<text:span text:style-name="T1"> </text:span>following<text:span text:style-name="T1"> </text:span>items<text:span text:style-name="T1"> </text:span>when<text:span text:style-name="T1"> </text:span>proofreading<text:span text:style-name="T1"> </text:span>spelling<text:span text:style-name="T1"> </text:span>and<text:span text:style-name="T1"> </text:span>grammar.</text:p>
        <text:list xml:id="list104110578093802" text:continue-numbering="true" text:style-name="WW8Num1">
          <text:list-item>
            <text:list>
              <text:list-item>
                <text:h text:style-name="Heading_20_2" text:outline-level="2">Abbreviations<text:span text:style-name="T1"> </text:span>and<text:span text:style-name="T1"> </text:span>Acronyms<text:span text:style-name="T1"> </text:span>(Heading<text:span text:style-name="T1"> </text:span>2)</text:h>
              </text:list-item>
            </text:list>
          </text:list-item>
        </text:list>
        <text:p text:style-name="Text_20_body">Define<text:span text:style-name="T1"> </text:span>abbreviations<text:span text:style-name="T1"> </text:span>and<text:span text:style-name="T1"> </text:span>acronyms<text:span text:style-name="T1"> </text:span>the<text:span text:style-name="T1"> </text:span>first<text:span text:style-name="T1"> </text:span>time<text:span text:style-name="T1"> </text:span>they<text:span text:style-name="T1"> </text:span>are<text:span text:style-name="T1"> </text:span>used<text:span text:style-name="T1"> </text:span>in<text:span text:style-name="T1"> </text:span>the<text:span text:style-name="T1"> </text:span>text,<text:span text:style-name="T1"> </text:span>even<text:span text:style-name="T1"> </text:span>after<text:span text:style-name="T1"> </text:span>they<text:span text:style-name="T1"> </text:span>have<text:span text:style-name="T1"> </text:span>been<text:span text:style-name="T1"> </text:span>defined<text:span text:style-name="T1"> </text:span>in<text:span text:style-name="T1"> </text:span>the<text:span text:style-name="T1"> </text:span>abstract.<text:span text:style-name="T1"> </text:span>Abbreviations<text:span text:style-name="T1"> </text:span>such<text:span text:style-name="T1"> </text:span>as<text:span text:style-name="T1"> </text:span>IEEE<text:span text:style-name="T1"> </text:span>and<text:span text:style-name="T1"> </text:span>SI<text:span text:style-name="T1"> </text:span>do<text:span text:style-name="T1"> </text:span>not<text:span text:style-name="T1"> </text:span>have<text:span text:style-name="T1"> </text:span>to<text:span text:style-name="T1"> </text:span>be<text:span text:style-name="T1"> </text:span>defined.<text:span text:style-name="T1"> </text:span>Do<text:span text:style-name="T1"> </text:span>not<text:span text:style-name="T1"> </text:span>use<text:span text:style-name="T1"> </text:span>abbreviations<text:span text:style-name="T1"> </text:span>in<text:span text:style-name="T1"> </text:span>the<text:span text:style-name="T1"> </text:span>title<text:span text:style-name="T1"> </text:span>or<text:span text:style-name="T1"> </text:span>heads<text:span text:style-name="T1"> </text:span>unless<text:span text:style-name="T1"> </text:span>they<text:span text:style-name="T1"> </text:span>are<text:span text:style-name="T1"> </text:span>unavoidable.</text:p>
        <text:list xml:id="list104110315160273" text:continue-numbering="true" text:style-name="WW8Num1">
          <text:list-item>
            <text:list>
              <text:list-item>
                <text:h text:style-name="Heading_20_2" text:outline-level="2">Units</text:h>
              </text:list-item>
            </text:list>
          </text:list-item>
        </text:list>
        <text:list xml:id="list5611103429363568466" text:style-name="WW8Num3">
          <text:list-item>
            <text:p text:style-name="bullet_20_list">Use<text:span text:style-name="T1"> </text:span>either<text:span text:style-name="T1"> </text:span>SI<text:span text:style-name="T1"> </text:span>or<text:span text:style-name="T1"> </text:span>CGS<text:span text:style-name="T1"> </text:span>as<text:span text:style-name="T1"> </text:span>primary<text:span text:style-name="T1"> </text:span>units.<text:span text:style-name="T1"> </text:span>(SI<text:span text:style-name="T1"> </text:span>units<text:span text:style-name="T1"> </text:span>are<text:span text:style-name="T1"> </text:span>encouraged.)<text:span text:style-name="T1"> </text:span>English<text:span text:style-name="T1"> </text:span>units<text:span text:style-name="T1"> </text:span>may<text:span text:style-name="T1"> </text:span>be<text:span text:style-name="T1"> </text:span>used<text:span text:style-name="T1"> </text:span>as<text:span text:style-name="T1"> </text:span>secondary<text:span text:style-name="T1"> </text:span>units<text:span text:style-name="T1"> </text:span>(in<text:span text:style-name="T1"> </text:span>parentheses).<text:span text:style-name="T1"> </text:span>An<text:span text:style-name="T1"> </text:span>exception<text:span text:style-name="T1"> </text:span>would<text:span text:style-name="T1"> </text:span>be<text:span text:style-name="T1"> </text:span>the<text:span text:style-name="T1"> </text:span>use<text:span text:style-name="T1"> </text:span>of<text:span text:style-name="T1"> </text:span>English<text:span text:style-name="T1"> </text:span>units<text:span text:style-name="T1"> </text:span>as<text:span text:style-name="T1"> </text:span>identifiers<text:span text:style-name="T1"> </text:span>in<text:span text:style-name="T1"> </text:span>trade,<text:span text:style-name="T1"> </text:span>such<text:span text:style-name="T1"> </text:span>as<text:span text:style-name="T1"> “</text:span>3.5-inch<text:span text:style-name="T1"> </text:span>disk<text:span text:style-name="T1"> </text:span>drive<text:span text:style-name="T1">”</text:span>.</text:p>
          </text:list-item>
          <text:list-item>
            <text:p text:style-name="bullet_20_list">Avoid<text:span text:style-name="T1"> </text:span>combining<text:span text:style-name="T1"> </text:span>SI<text:span text:style-name="T1"> </text:span>and<text:span text:style-name="T1"> </text:span>CGS<text:span text:style-name="T1"> </text:span>units,<text:span text:style-name="T1"> </text:span>such<text:span text:style-name="T1"> </text:span>as<text:span text:style-name="T1"> </text:span>current<text:span text:style-name="T1"> </text:span>in<text:span text:style-name="T1"> </text:span>amperes<text:span text:style-name="T1"> </text:span>and<text:span text:style-name="T1"> </text:span>magnetic<text:span text:style-name="T1"> </text:span>field<text:span text:style-name="T1"> </text:span>in<text:span text:style-name="T1"> </text:span>oersteds.<text:span text:style-name="T1"> </text:span>This<text:span text:style-name="T1"> </text:span>often<text:span text:style-name="T1"> </text:span>leads<text:span text:style-name="T1"> </text:span>to<text:span text:style-name="T1"> </text:span>confusion<text:span text:style-name="T1"> </text:span>because<text:span text:style-name="T1"> </text:span>equations<text:span text:style-name="T1"> </text:span>do<text:span text:style-name="T1"> </text:span>not<text:span text:style-name="T1"> </text:span>balance<text:span text:style-name="T1"> </text:span>dimensionally.<text:span text:style-name="T1"> </text:span>If<text:span text:style-name="T1"> </text:span>you<text:span text:style-name="T1"> </text:span>must<text:span text:style-name="T1"> </text:span>use<text:span text:style-name="T1"> </text:span>mixed<text:span text:style-name="T1"> </text:span>units,<text:span text:style-name="T1"> </text:span>clearly<text:span text:style-name="T1"> </text:span>state<text:span text:style-name="T1"> </text:span>the<text:span text:style-name="T1"> </text:span>units<text:span text:style-name="T1"> </text:span>for<text:span text:style-name="T1"> </text:span>each<text:span text:style-name="T1"> </text:span>quantity<text:span text:style-name="T1"> </text:span>that<text:span text:style-name="T1"> </text:span>you<text:span text:style-name="T1"> </text:span>use<text:span text:style-name="T1"> </text:span>in<text:span text:style-name="T1"> </text:span>an<text:span text:style-name="T1"> </text:span>equation.</text:p>
          </text:list-item>
          <text:list-item>
            <text:p text:style-name="bullet_20_list">Do<text:span text:style-name="T1"> </text:span>not<text:span text:style-name="T1"> </text:span>mix<text:span text:style-name="T1"> </text:span>complete<text:span text:style-name="T1"> </text:span>spellings<text:span text:style-name="T1"> </text:span>and<text:span text:style-name="T1"> </text:span>abbreviations<text:span text:style-name="T1"> </text:span>of<text:span text:style-name="T1"> </text:span>units:<text:span text:style-name="T1"> “</text:span>Wb/m<text:span text:style-name="T12">2</text:span><text:span text:style-name="T1">” </text:span>or<text:span text:style-name="T1"> “</text:span>webers<text:span text:style-name="T1"> </text:span>per<text:span text:style-name="T1"> </text:span>square<text:span text:style-name="T1"> </text:span>meter<text:span text:style-name="T1">”</text:span>,<text:span text:style-name="T1"> </text:span>not<text:span text:style-name="T1"> “</text:span>webers/m<text:span text:style-name="T12">2</text:span><text:span text:style-name="T1">”</text:span>.<text:span text:style-name="T1"> <text:s/></text:span>Spell<text:span text:style-name="T1"> </text:span>out<text:span text:style-name="T1"> </text:span>units<text:span text:style-name="T1"> </text:span>when<text:span text:style-name="T1"> </text:span>they<text:span text:style-name="T1"> </text:span>appear<text:span text:style-name="T1"> </text:span>in<text:span text:style-name="T1"> </text:span>text:<text:span text:style-name="T1"> “</text:span>.<text:span text:style-name="T1"> </text:span>.<text:span text:style-name="T1"> </text:span>.<text:span text:style-name="T1"> </text:span>a<text:span text:style-name="T1"> </text:span>few<text:span text:style-name="T1"> </text:span>henries<text:span text:style-name="T1">”</text:span>,<text:span text:style-name="T1"> </text:span>not<text:span text:style-name="T1"> “</text:span>.<text:span text:style-name="T1"> </text:span>.<text:span text:style-name="T1"> </text:span>.<text:span text:style-name="T1"> </text:span>a<text:span text:style-name="T1"> </text:span>few<text:span text:style-name="T1"> </text:span>H<text:span text:style-name="T1">”</text:span>.</text:p>
          </text:list-item>
          <text:list-item>
            <text:p text:style-name="bullet_20_list">Use<text:span text:style-name="T1"> </text:span>a<text:span text:style-name="T1"> </text:span>zero<text:span text:style-name="T1"> </text:span>before<text:span text:style-name="T1"> </text:span>decimal<text:span text:style-name="T1"> </text:span>points:<text:span text:style-name="T1"> “</text:span>0.25<text:span text:style-name="T1">”</text:span>,<text:span text:style-name="T1"> </text:span>not<text:span text:style-name="T1"> “</text:span>.25<text:span text:style-name="T1">”</text:span>.<text:span text:style-name="T1"> </text:span>Use<text:span text:style-name="T1"> “</text:span>cm<text:span text:style-name="T12">3</text:span><text:span text:style-name="T1">”</text:span>,<text:span text:style-name="T1"> </text:span>not<text:span text:style-name="T1"> “</text:span>cc<text:span text:style-name="T1">”</text:span>.<text:span text:style-name="T1"> </text:span>(<text:span text:style-name="T5">bullet</text:span><text:span text:style-name="T7"> </text:span><text:span text:style-name="T5">list</text:span>)</text:p>
          </text:list-item>
        </text:list>
        <text:list xml:id="list104110724463667" text:continue-list="list104110315160273" text:style-name="WW8Num1">
          <text:list-item>
            <text:list>
              <text:list-item>
                <text:h text:style-name="Heading_20_2" text:outline-level="2">Equations</text:h>
              </text:list-item>
            </text:list>
          </text:list-item>
        </text:list>
        <text:p text:style-name="Text_20_body">The<text:span text:style-name="T1"> </text:span>equations<text:span text:style-name="T1"> </text:span>are<text:span text:style-name="T1"> </text:span>an<text:span text:style-name="T1"> </text:span>exception<text:span text:style-name="T1"> </text:span>to<text:span text:style-name="T1"> </text:span>the<text:span text:style-name="T1"> </text:span>prescribed<text:span text:style-name="T1"> </text:span>specifications<text:span text:style-name="T1"> </text:span>of<text:span text:style-name="T1"> </text:span>this<text:span text:style-name="T1"> </text:span>template.<text:span text:style-name="T1"> </text:span>You<text:span text:style-name="T1"> </text:span>will<text:span text:style-name="T1"> </text:span>need<text:span text:style-name="T1"> </text:span>to<text:span text:style-name="T1"> </text:span>determine<text:span text:style-name="T1"> </text:span>whether<text:span text:style-name="T1"> </text:span>or<text:span text:style-name="T1"> </text:span>not<text:span text:style-name="T1"> </text:span>your<text:span text:style-name="T1"> </text:span>equation<text:span text:style-name="T1"> </text:span>should<text:span text:style-name="T1"> </text:span>be<text:span text:style-name="T1"> </text:span>typed<text:span text:style-name="T1"> </text:span>using<text:span text:style-name="T1"> </text:span>either<text:span text:style-name="T1"> </text:span>the<text:span text:style-name="T1"> </text:span>Times<text:span text:style-name="T1"> </text:span>New<text:span text:style-name="T1"> </text:span>Roman<text:span text:style-name="T1"> </text:span>or<text:span text:style-name="T1"> </text:span>the<text:span text:style-name="T1"> </text:span>Symbol<text:span text:style-name="T1"> </text:span>font<text:span text:style-name="T1"> </text:span>(please<text:span text:style-name="T1"> </text:span>no<text:span text:style-name="T1"> </text:span>other<text:span text:style-name="T1"> </text:span>font).<text:span text:style-name="T1"> </text:span>To<text:span text:style-name="T1"> </text:span>create<text:span text:style-name="T1"> </text:span>multileveled<text:span text:style-name="T1"> </text:span>equations,<text:span text:style-name="T1"> </text:span>it<text:span text:style-name="T1"> </text:span>may<text:span text:style-name="T1"> </text:span>be<text:span text:style-name="T1"> </text:span>necessary<text:span text:style-name="T1"> </text:span>to<text:span text:style-name="T1"> </text:span>treat<text:span text:style-name="T1"> </text:span>the<text:span text:style-name="T1"> </text:span>equation<text:span text:style-name="T1"> </text:span>as<text:span text:style-name="T1"> </text:span>a<text:span text:style-name="T1"> </text:span>graphic<text:span text:style-name="T1"> </text:span>and<text:span text:style-name="T1"> </text:span>insert<text:span text:style-name="T1"> </text:span>it<text:span text:style-name="T1"> </text:span>into<text:span text:style-name="T1"> </text:span>the<text:span text:style-name="T1"> </text:span>text<text:span text:style-name="T1"> </text:span>after<text:span text:style-name="T1"> </text:span>your<text:span text:style-name="T1"> </text:span>paper<text:span text:style-name="T1"> </text:span>is<text:span text:style-name="T1"> </text:span>styled.</text:p>
        <text:p text:style-name="Text_20_body">Number<text:span text:style-name="T1"> </text:span>equations<text:span text:style-name="T1"> </text:span>consecutively.<text:span text:style-name="T1"> </text:span>Equation<text:span text:style-name="T1"> </text:span>numbers,<text:span text:style-name="T1"> </text:span>within<text:span text:style-name="T1"> </text:span>parentheses,<text:span text:style-name="T1"> </text:span>are<text:span text:style-name="T1"> </text:span>to<text:span text:style-name="T1"> </text:span>position<text:span text:style-name="T1"> </text:span>flush<text:span text:style-name="T1"> </text:span>right,<text:span text:style-name="T1"> </text:span>as<text:span text:style-name="T1"> </text:span>in<text:span text:style-name="T1"> Eq. </text:span>1,<text:span text:style-name="T1"> </text:span>using<text:span text:style-name="T1"> </text:span>a<text:span text:style-name="T1"> </text:span>right<text:span text:style-name="T1"> </text:span>tab<text:span text:style-name="T1"> </text:span>stop.<text:span text:style-name="T1"> </text:span>To<text:span text:style-name="T1"> </text:span>make<text:span text:style-name="T1"> </text:span>your<text:span text:style-name="T1"> </text:span>equations<text:span text:style-name="T1"> </text:span>more<text:span text:style-name="T1"> </text:span>compact,<text:span text:style-name="T1"> </text:span>you<text:span text:style-name="T1"> </text:span>may<text:span text:style-name="T1"> </text:span>use<text:span text:style-name="T1"> </text:span>the<text:span text:style-name="T1"> </text:span>solidus<text:span text:style-name="T1"> </text:span>(<text:span text:style-name="T1"> </text:span>/<text:span text:style-name="T1"> </text:span>),<text:span text:style-name="T1"> </text:span>the<text:span text:style-name="T1"> </text:span>exp<text:span text:style-name="T1"> </text:span>function,<text:span text:style-name="T1"> </text:span>or<text:span text:style-name="T1"> </text:span>appropriate<text:span text:style-name="T1"> </text:span>exponents.<text:span text:style-name="T1"> </text:span>Italicize<text:span text:style-name="T1"> </text:span>Roman<text:span text:style-name="T1"> </text:span>symbols<text:span text:style-name="T1"> </text:span>for<text:span text:style-name="T1"> </text:span>quantities<text:span text:style-name="T1"> </text:span>and<text:span text:style-name="T1"> </text:span>variables,<text:span text:style-name="T1"> </text:span>but<text:span text:style-name="T1"> </text:span>not<text:span text:style-name="T1"> </text:span>Greek<text:span text:style-name="T1"> </text:span>symbols.<text:span text:style-name="T1"> </text:span>Use<text:span text:style-name="T1"> </text:span>a<text:span text:style-name="T1"> </text:span>long<text:span text:style-name="T1"> </text:span>dash<text:span text:style-name="T1"> </text:span>rather<text:span text:style-name="T1"> </text:span>than<text:span text:style-name="T1"> </text:span>a<text:span text:style-name="T1"> </text:span>hyphen<text:span text:style-name="T1"> </text:span>for<text:span text:style-name="T1"> </text:span>a<text:span text:style-name="T1"> </text:span>minus<text:span text:style-name="T1"> </text:span>sign.<text:span text:style-name="T1"> </text:span>Punctuate<text:span text:style-name="T1"> </text:span>equations<text:span text:style-name="T1"> </text:span>with<text:span text:style-name="T1"> </text:span>commas<text:span text:style-name="T1"> </text:span>or<text:span text:style-name="T1"> </text:span>periods<text:span text:style-name="T1"> </text:span>when<text:span text:style-name="T1"> </text:span>they<text:span text:style-name="T1"> </text:span>are<text:span text:style-name="T1"> </text:span>part<text:span text:style-name="T1"> </text:span>of<text:span text:style-name="T1"> </text:span>a<text:span text:style-name="T1"> </text:span>sentence,<text:span text:style-name="T1"> </text:span>as<text:span text:style-name="T1"> </text:span>in</text:p>
        <text:p text:style-name="equation"><text:tab/><text:span text:style-name="T13"></text:span><text:tab/><text:span text:style-name="T13"></text:span></text:p>
        <text:p text:style-name="Text_20_body">Note<text:span text:style-name="T1"> </text:span>that<text:span text:style-name="T1"> </text:span>the<text:span text:style-name="T1"> </text:span>equation<text:span text:style-name="T1"> </text:span>is<text:span text:style-name="T1"> </text:span>centered<text:span text:style-name="T1"> </text:span>using<text:span text:style-name="T1"> </text:span>a<text:span text:style-name="T1"> </text:span>center<text:span text:style-name="T1"> </text:span>tab<text:span text:style-name="T1"> </text:span>stop.<text:span text:style-name="T1"> </text:span>Be<text:span text:style-name="T1"> </text:span>sure<text:span text:style-name="T1"> </text:span>that<text:span text:style-name="T1"> </text:span>the<text:span text:style-name="T1"> </text:span>symbols<text:span text:style-name="T1"> </text:span>in<text:span text:style-name="T1"> </text:span>your<text:span text:style-name="T1"> </text:span>equation<text:span text:style-name="T1"> </text:span>have<text:span text:style-name="T1"> </text:span>been<text:span text:style-name="T1"> </text:span>defined<text:span text:style-name="T1"> </text:span>before<text:span text:style-name="T1"> </text:span>or<text:span text:style-name="T1"> </text:span>immediately<text:span text:style-name="T1"> </text:span>following<text:span text:style-name="T1"> </text:span>the<text:span text:style-name="T1"> </text:span>equation.<text:span text:style-name="T1"> </text:span>Use<text:span text:style-name="T1"> “</text:span>Eq.<text:span text:style-name="T1"> </text:span>1<text:span text:style-name="T1">” </text:span>or<text:span text:style-name="T1"> “E</text:span>quation<text:span text:style-name="T1"> </text:span>1<text:span text:style-name="T1">”</text:span>,<text:span text:style-name="T1"> not “(1)”, especially </text:span>at<text:span text:style-name="T1"> </text:span>the<text:span text:style-name="T1"> </text:span>beginning<text:span text:style-name="T1"> </text:span>of<text:span text:style-name="T1"> </text:span>a<text:span text:style-name="T1"> </text:span>sentence:<text:span text:style-name="T1"> “</text:span>Equation<text:span text:style-name="T1"> </text:span>1<text:span text:style-name="T1"> </text:span>is<text:span text:style-name="T1"> </text:span>.<text:span text:style-name="T1"> </text:span>.<text:span text:style-name="T1"> </text:span>.<text:span text:style-name="T1">”</text:span></text:p>
        <text:list xml:id="list104109353635011" text:continue-numbering="true" text:style-name="WW8Num1">
          <text:list-item>
            <text:list>
              <text:list-item>
                <text:h text:style-name="Heading_20_2" text:outline-level="2"><text:soft-page-break/>Some<text:span text:style-name="T1"> </text:span>Common<text:span text:style-name="T1"> </text:span>Mistakes</text:h>
              </text:list-item>
            </text:list>
          </text:list-item>
        </text:list>
        <text:list xml:id="list104110579950574" text:continue-list="list5611103429363568466" text:style-name="WW8Num3">
          <text:list-item>
            <text:p text:style-name="bullet_20_list">The<text:span text:style-name="T1"> </text:span>word<text:span text:style-name="T1"> “</text:span>data<text:span text:style-name="T1">” </text:span>is<text:span text:style-name="T1"> </text:span>plural,<text:span text:style-name="T1"> </text:span>not<text:span text:style-name="T1"> </text:span>singular.</text:p>
          </text:list-item>
          <text:list-item>
            <text:p text:style-name="bullet_20_list">The<text:span text:style-name="T1"> </text:span>subscript<text:span text:style-name="T1"> </text:span>for<text:span text:style-name="T1"> </text:span>the<text:span text:style-name="T1"> </text:span>permeability<text:span text:style-name="T1"> </text:span>of<text:span text:style-name="T1"> </text:span>vacuum<text:span text:style-name="T1"> </text:span><text:span text:style-name="T14"></text:span><text:span text:style-name="T15">0</text:span>,<text:span text:style-name="T1"> </text:span>and<text:span text:style-name="T1"> </text:span>other<text:span text:style-name="T1"> </text:span>common<text:span text:style-name="T1"> </text:span>scientific<text:span text:style-name="T1"> </text:span>constants,<text:span text:style-name="T1"> </text:span>is<text:span text:style-name="T1"> </text:span>zero<text:span text:style-name="T1"> </text:span>with<text:span text:style-name="T1"> </text:span>subscript<text:span text:style-name="T1"> </text:span>formatting,<text:span text:style-name="T1"> </text:span>not<text:span text:style-name="T1"> </text:span>a<text:span text:style-name="T1"> </text:span>lowercase<text:span text:style-name="T1"> </text:span>letter<text:span text:style-name="T1"> “</text:span>o<text:span text:style-name="T1">”</text:span>.</text:p>
          </text:list-item>
          <text:list-item>
            <text:p text:style-name="bullet_20_list">In<text:span text:style-name="T1"> </text:span>American<text:span text:style-name="T1"> </text:span>English,<text:span text:style-name="T1"> </text:span>commas,<text:span text:style-name="T1"> </text:span>semi-/colons,<text:span text:style-name="T1"> </text:span>periods,<text:span text:style-name="T1"> </text:span>question<text:span text:style-name="T1"> </text:span>and<text:span text:style-name="T1"> </text:span>exclamation<text:span text:style-name="T1"> </text:span>marks<text:span text:style-name="T1"> </text:span>are<text:span text:style-name="T1"> </text:span>located<text:span text:style-name="T1"> </text:span>within<text:span text:style-name="T1"> </text:span>quotation<text:span text:style-name="T1"> </text:span>marks<text:span text:style-name="T1"> </text:span>only<text:span text:style-name="T1"> </text:span>when<text:span text:style-name="T1"> </text:span>a<text:span text:style-name="T1"> </text:span>complete<text:span text:style-name="T1"> </text:span>thought<text:span text:style-name="T1"> </text:span>or<text:span text:style-name="T1"> </text:span>name<text:span text:style-name="T1"> </text:span>is<text:span text:style-name="T1"> </text:span>cited,<text:span text:style-name="T1"> </text:span>such<text:span text:style-name="T1"> </text:span>as<text:span text:style-name="T1"> </text:span>a<text:span text:style-name="T1"> </text:span>title<text:span text:style-name="T1"> </text:span>or<text:span text:style-name="T1"> </text:span>full<text:span text:style-name="T1"> </text:span>quotation.<text:span text:style-name="T1"> </text:span>When<text:span text:style-name="T1"> </text:span>quotation<text:span text:style-name="T1"> </text:span>marks<text:span text:style-name="T1"> </text:span>are<text:span text:style-name="T1"> </text:span>used,<text:span text:style-name="T1"> </text:span>instead<text:span text:style-name="T1"> </text:span>of<text:span text:style-name="T1"> </text:span>a<text:span text:style-name="T1"> </text:span>bold<text:span text:style-name="T1"> </text:span>or<text:span text:style-name="T1"> </text:span>italic<text:span text:style-name="T1"> </text:span>typeface,<text:span text:style-name="T1"> </text:span>to<text:span text:style-name="T1"> </text:span>highlight<text:span text:style-name="T1"> </text:span>a<text:span text:style-name="T1"> </text:span>word<text:span text:style-name="T1"> </text:span>or<text:span text:style-name="T1"> </text:span>phrase,<text:span text:style-name="T1"> </text:span>punctuation<text:span text:style-name="T1"> </text:span>should<text:span text:style-name="T1"> </text:span>appear<text:span text:style-name="T1"> </text:span>outside<text:span text:style-name="T1"> </text:span>of<text:span text:style-name="T1"> </text:span>the<text:span text:style-name="T1"> </text:span>quotation<text:span text:style-name="T1"> </text:span>marks.<text:span text:style-name="T1"> </text:span>A<text:span text:style-name="T1"> </text:span>parenthetical<text:span text:style-name="T1"> </text:span>phrase<text:span text:style-name="T1"> </text:span>or<text:span text:style-name="T1"> </text:span>statement<text:span text:style-name="T1"> </text:span>at<text:span text:style-name="T1"> </text:span>the<text:span text:style-name="T1"> </text:span>end<text:span text:style-name="T1"> </text:span>of<text:span text:style-name="T1"> </text:span>a<text:span text:style-name="T1"> </text:span>sentence<text:span text:style-name="T1"> </text:span>is<text:span text:style-name="T1"> </text:span>punctuated<text:span text:style-name="T1"> </text:span>outside<text:span text:style-name="T1"> </text:span>of<text:span text:style-name="T1"> </text:span>the<text:span text:style-name="T1"> </text:span>closing<text:span text:style-name="T1"> </text:span>parenthesis<text:span text:style-name="T1"> </text:span>(like<text:span text:style-name="T1"> </text:span>this).<text:span text:style-name="T1"> </text:span>(A<text:span text:style-name="T1"> </text:span>parenthetical<text:span text:style-name="T1"> </text:span>sentence<text:span text:style-name="T1"> </text:span>is<text:span text:style-name="T1"> </text:span>punctuated<text:span text:style-name="T1"> </text:span>within<text:span text:style-name="T1"> </text:span>the<text:span text:style-name="T1"> </text:span>parentheses.)</text:p>
          </text:list-item>
          <text:list-item>
            <text:p text:style-name="bullet_20_list">A<text:span text:style-name="T1"> </text:span>graph<text:span text:style-name="T1"> </text:span>within<text:span text:style-name="T1"> </text:span>a<text:span text:style-name="T1"> </text:span>graph<text:span text:style-name="T1"> </text:span>is<text:span text:style-name="T1"> </text:span>an<text:span text:style-name="T1"> “</text:span>inset<text:span text:style-name="T1">”</text:span>,<text:span text:style-name="T1"> </text:span>not<text:span text:style-name="T1"> </text:span>an<text:span text:style-name="T1"> “</text:span>insert<text:span text:style-name="T1">”</text:span>.<text:span text:style-name="T1"> </text:span>The<text:span text:style-name="T1"> </text:span>word<text:span text:style-name="T1"> </text:span>alternatively<text:span text:style-name="T1"> </text:span>is<text:span text:style-name="T1"> </text:span>preferred<text:span text:style-name="T1"> </text:span>to<text:span text:style-name="T1"> </text:span>the<text:span text:style-name="T1"> </text:span>word<text:span text:style-name="T1"> “</text:span>alternately<text:span text:style-name="T1">” </text:span>(unless<text:span text:style-name="T1"> </text:span>you<text:span text:style-name="T1"> </text:span>really<text:span text:style-name="T1"> </text:span>mean<text:span text:style-name="T1"> </text:span>something<text:span text:style-name="T1"> </text:span>that<text:span text:style-name="T1"> </text:span>alternates).</text:p>
          </text:list-item>
          <text:list-item>
            <text:p text:style-name="bullet_20_list">Do<text:span text:style-name="T1"> </text:span>not<text:span text:style-name="T1"> </text:span>use<text:span text:style-name="T1"> </text:span>the<text:span text:style-name="T1"> </text:span>word<text:span text:style-name="T1"> “</text:span>essentially<text:span text:style-name="T1">” </text:span>to<text:span text:style-name="T1"> </text:span>mean<text:span text:style-name="T1"> “</text:span>approximately<text:span text:style-name="T1">” </text:span>or<text:span text:style-name="T1"> “</text:span>effectively<text:span text:style-name="T1">”</text:span>.</text:p>
          </text:list-item>
          <text:list-item>
            <text:p text:style-name="bullet_20_list">In<text:span text:style-name="T1"> </text:span>your<text:span text:style-name="T1"> </text:span>paper<text:span text:style-name="T1"> </text:span>title,<text:span text:style-name="T1"> </text:span>if<text:span text:style-name="T1"> </text:span>the<text:span text:style-name="T1"> </text:span>words<text:span text:style-name="T1"> “</text:span>that<text:span text:style-name="T1"> </text:span>uses<text:span text:style-name="T1">” </text:span>can<text:span text:style-name="T1"> </text:span>accurately<text:span text:style-name="T1"> </text:span>replace<text:span text:style-name="T1"> </text:span>the<text:span text:style-name="T1"> </text:span>word<text:span text:style-name="T1"> “</text:span>using<text:span text:style-name="T1">”</text:span>,<text:span text:style-name="T1"> </text:span>capitalize<text:span text:style-name="T1"> </text:span>the<text:span text:style-name="T1"> “</text:span>u<text:span text:style-name="T1">”</text:span>;<text:span text:style-name="T1"> </text:span>if<text:span text:style-name="T1"> </text:span>not,<text:span text:style-name="T1"> </text:span>keep<text:span text:style-name="T1"> </text:span>using<text:span text:style-name="T1"> </text:span>lower-cased.</text:p>
          </text:list-item>
          <text:list-item>
            <text:p text:style-name="bullet_20_list">Be<text:span text:style-name="T1"> </text:span>aware<text:span text:style-name="T1"> </text:span>of<text:span text:style-name="T1"> </text:span>the<text:span text:style-name="T1"> </text:span>different<text:span text:style-name="T1"> </text:span>meanings<text:span text:style-name="T1"> </text:span>of<text:span text:style-name="T1"> </text:span>the<text:span text:style-name="T1"> </text:span>homophones<text:span text:style-name="T1"> “</text:span>affect<text:span text:style-name="T1">” </text:span>and<text:span text:style-name="T1"> “</text:span>effect<text:span text:style-name="T1">”</text:span>,<text:span text:style-name="T1"> “</text:span>complement<text:span text:style-name="T1">” </text:span>and<text:span text:style-name="T1"> “</text:span>compliment<text:span text:style-name="T1">”</text:span>,<text:span text:style-name="T1"> “</text:span>discreet<text:span text:style-name="T1">” </text:span>and<text:span text:style-name="T1"> “</text:span>discrete<text:span text:style-name="T1">”</text:span>,<text:span text:style-name="T1"> “</text:span>principal<text:span text:style-name="T1">” </text:span>and<text:span text:style-name="T1"> “</text:span>principle<text:span text:style-name="T1">”</text:span>.</text:p>
          </text:list-item>
          <text:list-item>
            <text:p text:style-name="bullet_20_list">Do<text:span text:style-name="T1"> </text:span>not<text:span text:style-name="T1"> </text:span>confuse<text:span text:style-name="T1"> “</text:span>imply<text:span text:style-name="T1">” </text:span>and<text:span text:style-name="T1"> “</text:span>infer<text:span text:style-name="T1">”</text:span>.</text:p>
          </text:list-item>
          <text:list-item>
            <text:p text:style-name="bullet_20_list">The<text:span text:style-name="T1"> </text:span>prefix<text:span text:style-name="T1"> “</text:span>non<text:span text:style-name="T1">” </text:span>is<text:span text:style-name="T1"> </text:span>not<text:span text:style-name="T1"> </text:span>a<text:span text:style-name="T1"> </text:span>word;<text:span text:style-name="T1"> </text:span>it<text:span text:style-name="T1"> </text:span>should<text:span text:style-name="T1"> </text:span>be<text:span text:style-name="T1"> </text:span>joined<text:span text:style-name="T1"> </text:span>to<text:span text:style-name="T1"> </text:span>the<text:span text:style-name="T1"> </text:span>word<text:span text:style-name="T1"> </text:span>it<text:span text:style-name="T1"> </text:span>modifies,<text:span text:style-name="T1"> </text:span>usually<text:span text:style-name="T1"> </text:span>without<text:span text:style-name="T1"> </text:span>a<text:span text:style-name="T1"> </text:span>hyphen.</text:p>
          </text:list-item>
          <text:list-item>
            <text:p text:style-name="bullet_20_list">There<text:span text:style-name="T1"> </text:span>is<text:span text:style-name="T1"> </text:span>no<text:span text:style-name="T1"> </text:span>period<text:span text:style-name="T1"> </text:span>after<text:span text:style-name="T1"> </text:span>the<text:span text:style-name="T1"> “</text:span>et<text:span text:style-name="T1">” </text:span>in<text:span text:style-name="T1"> </text:span>the<text:span text:style-name="T1"> </text:span>Latin<text:span text:style-name="T1"> </text:span>abbreviation<text:span text:style-name="T1"> “</text:span>et<text:span text:style-name="T1"> </text:span>al.<text:span text:style-name="T1">”</text:span>.</text:p>
          </text:list-item>
          <text:list-item>
            <text:p text:style-name="bullet_20_list">The<text:span text:style-name="T1"> </text:span>abbreviation<text:span text:style-name="T1"> “</text:span>i.e.<text:span text:style-name="T1">” </text:span>means<text:span text:style-name="T1"> “</text:span>that<text:span text:style-name="T1"> </text:span>is<text:span text:style-name="T1">”</text:span>,<text:span text:style-name="T1"> </text:span>and<text:span text:style-name="T1"> </text:span>the<text:span text:style-name="T1"> </text:span>abbreviation<text:span text:style-name="T1"> “</text:span>e.g.<text:span text:style-name="T1">” </text:span>means<text:span text:style-name="T1"> “</text:span>for<text:span text:style-name="T1"> </text:span>example<text:span text:style-name="T1">”</text:span>.</text:p>
          </text:list-item>
        </text:list>
        <text:p text:style-name="Text_20_body">An<text:span text:style-name="T1"> </text:span>excellent<text:span text:style-name="T1"> </text:span>style<text:span text:style-name="T1"> </text:span>manual<text:span text:style-name="T1"> </text:span>for<text:span text:style-name="T1"> </text:span>science<text:span text:style-name="T1"> </text:span>writers<text:span text:style-name="T1"> </text:span>is<text:span text:style-name="T1"> given by Young </text:span>[7].</text:p>
        <text:list xml:id="list104110601233380" text:continue-list="list104109353635011" text:style-name="WW8Num1">
          <text:list-item>
            <text:h text:style-name="Heading_20_1" text:outline-level="1">Using<text:span text:style-name="T1"> </text:span>the<text:span text:style-name="T1"> </text:span>Template</text:h>
          </text:list-item>
        </text:list>
        <text:p text:style-name="Text_20_body">After<text:span text:style-name="T1"> </text:span>the<text:span text:style-name="T1"> </text:span>text<text:span text:style-name="T1"> </text:span>edit<text:span text:style-name="T1"> </text:span>has<text:span text:style-name="T1"> </text:span>been<text:span text:style-name="T1"> </text:span>completed,<text:span text:style-name="T1"> </text:span>the<text:span text:style-name="T1"> </text:span>paper<text:span text:style-name="T1"> </text:span>is<text:span text:style-name="T1"> </text:span>ready<text:span text:style-name="T1"> </text:span>for<text:span text:style-name="T1"> </text:span>the<text:span text:style-name="T1"> </text:span>template.<text:span text:style-name="T1"> </text:span>Duplicate<text:span text:style-name="T1"> </text:span>the<text:span text:style-name="T1"> </text:span>template<text:span text:style-name="T1"> </text:span>file<text:span text:style-name="T1"> </text:span>by<text:span text:style-name="T1"> </text:span>using<text:span text:style-name="T1"> </text:span>the<text:span text:style-name="T1"> </text:span>Save<text:span text:style-name="T1"> </text:span>As<text:span text:style-name="T1"> </text:span>command,<text:span text:style-name="T1"> </text:span>and<text:span text:style-name="T1"> </text:span>use<text:span text:style-name="T1"> </text:span>the<text:span text:style-name="T1"> </text:span>naming<text:span text:style-name="T1"> </text:span>convention<text:span text:style-name="T1"> </text:span>prescribed<text:span text:style-name="T1"> </text:span>by<text:span text:style-name="T1"> </text:span>your<text:span text:style-name="T1"> </text:span>conference<text:span text:style-name="T1"> </text:span>for<text:span text:style-name="T1"> </text:span>the<text:span text:style-name="T1"> </text:span>name<text:span text:style-name="T1"> </text:span>of<text:span text:style-name="T1"> </text:span>your<text:span text:style-name="T1"> </text:span>paper.<text:span text:style-name="T1"> </text:span>In<text:span text:style-name="T1"> </text:span>this<text:span text:style-name="T1"> </text:span>newly<text:span text:style-name="T1"> </text:span>created<text:span text:style-name="T1"> </text:span>file,<text:span text:style-name="T1"> </text:span>highlight<text:span text:style-name="T1"> </text:span>all<text:span text:style-name="T1"> </text:span>of<text:span text:style-name="T1"> </text:span>the<text:span text:style-name="T1"> </text:span>contents<text:span text:style-name="T1"> </text:span>and<text:span text:style-name="T1"> </text:span>import<text:span text:style-name="T1"> </text:span>your<text:span text:style-name="T1"> </text:span>prepared<text:span text:style-name="T1"> </text:span>text<text:span text:style-name="T1"> </text:span>file.<text:span text:style-name="T1"> </text:span>You<text:span text:style-name="T1"> </text:span>are<text:span text:style-name="T1"> </text:span>now<text:span text:style-name="T1"> </text:span>ready<text:span text:style-name="T1"> </text:span>to<text:span text:style-name="T1"> </text:span>style<text:span text:style-name="T1"> </text:span>your<text:span text:style-name="T1"> </text:span>paper;<text:span text:style-name="T1"> </text:span>use<text:span text:style-name="T1"> </text:span>the<text:span text:style-name="T1"> </text:span>scroll<text:span text:style-name="T1"> </text:span>down<text:span text:style-name="T1"> </text:span>window<text:span text:style-name="T1"> </text:span>on<text:span text:style-name="T1"> </text:span>the<text:span text:style-name="T1"> </text:span>left<text:span text:style-name="T1"> </text:span>of<text:span text:style-name="T1"> </text:span>the<text:span text:style-name="T1"> </text:span>MS<text:span text:style-name="T1"> </text:span>Word<text:span text:style-name="T1"> </text:span>Formatting<text:span text:style-name="T1"> </text:span>toolbar.</text:p>
        <text:list xml:id="list104110416849183" text:continue-numbering="true" text:style-name="WW8Num1">
          <text:list-item>
            <text:list>
              <text:list-item>
                <text:h text:style-name="Heading_20_2" text:outline-level="2">Authors<text:span text:style-name="T1"> </text:span>and<text:span text:style-name="T1"> </text:span>Affiliations</text:h>
              </text:list-item>
            </text:list>
          </text:list-item>
        </text:list>
        <text:p text:style-name="Text_20_body">The<text:span text:style-name="T1"> </text:span>template<text:span text:style-name="T1"> </text:span>is<text:span text:style-name="T1"> </text:span>designed<text:span text:style-name="T1"> </text:span>so<text:span text:style-name="T1"> </text:span>that<text:span text:style-name="T1"> </text:span>author<text:span text:style-name="T1"> </text:span>affiliations<text:span text:style-name="T1"> </text:span>are<text:span text:style-name="T1"> </text:span>not<text:span text:style-name="T1"> </text:span>repeated<text:span text:style-name="T1"> </text:span>each<text:span text:style-name="T1"> </text:span>time<text:span text:style-name="T1"> </text:span>for<text:span text:style-name="T1"> </text:span>multiple<text:span text:style-name="T1"> </text:span>authors<text:span text:style-name="T1"> </text:span>of<text:span text:style-name="T1"> </text:span>the<text:span text:style-name="T1"> </text:span>same<text:span text:style-name="T1"> </text:span>affiliation.<text:span text:style-name="T1"> </text:span>Please<text:span text:style-name="T1"> </text:span>keep<text:span text:style-name="T1"> </text:span>your<text:span text:style-name="T1"> </text:span>affiliations<text:span text:style-name="T1"> </text:span>as<text:span text:style-name="T1"> </text:span>succinct<text:span text:style-name="T1"> </text:span>as<text:span text:style-name="T1"> </text:span>possible<text:span text:style-name="T1"> </text:span>(for<text:span text:style-name="T1"> </text:span>example,<text:span text:style-name="T1"> </text:span>do<text:span text:style-name="T1"> </text:span>not<text:span text:style-name="T1"> </text:span>differentiate<text:span text:style-name="T1"> </text:span>among<text:span text:style-name="T1"> </text:span>departments<text:span text:style-name="T1"> </text:span>of<text:span text:style-name="T1"> </text:span>the<text:span text:style-name="T1"> </text:span>same<text:span text:style-name="T1"> </text:span>organization).<text:span text:style-name="T1"> </text:span>This<text:span text:style-name="T1"> </text:span>template<text:span text:style-name="T1"> </text:span>was<text:span text:style-name="T1"> </text:span>designed<text:span text:style-name="T1"> </text:span>for<text:span text:style-name="T1"> </text:span>two<text:span text:style-name="T1"> </text:span>affiliations.</text:p>
        <text:list xml:id="list104110756703700" text:continue-numbering="true" text:style-name="WW8Num1">
          <text:list-item>
            <text:list>
              <text:list-item>
                <text:list>
                  <text:list-item>
                    <text:h text:style-name="Heading_20_3" text:outline-level="3">For<text:span text:style-name="T1"> </text:span>Author/s<text:span text:style-name="T1"> </text:span>of<text:span text:style-name="T1"> </text:span>Only<text:span text:style-name="T1"> </text:span>One<text:span text:style-name="T1"> </text:span>Affiliation<text:span text:style-name="T1"> </text:span>(Heading<text:span text:style-name="T1"> </text:span>3):<text:span text:style-name="T1"> </text:span><text:span text:style-name="T16">To</text:span><text:span text:style-name="T17"> </text:span><text:span text:style-name="T16">change</text:span><text:span text:style-name="T17"> </text:span><text:span text:style-name="T16">the</text:span><text:span text:style-name="T17"> </text:span><text:span text:style-name="T16">default,</text:span><text:span text:style-name="T17"> </text:span><text:span text:style-name="T16">adjust</text:span><text:span text:style-name="T17"> </text:span><text:span text:style-name="T16">the</text:span><text:span text:style-name="T17"> </text:span><text:span text:style-name="T16">template</text:span><text:span text:style-name="T17"> </text:span><text:span text:style-name="T16">as</text:span><text:span text:style-name="T17"> </text:span><text:span text:style-name="T16">follows.</text:span></text:h>
                    <text:list>
                      <text:list-item>
                        <text:h text:style-name="Heading_20_4" text:outline-level="4">Selection<text:span text:style-name="T1"> </text:span>(Heading<text:span text:style-name="T1"> </text:span>4):<text:span text:style-name="T1"> </text:span><text:span text:style-name="T16">Highlight</text:span><text:span text:style-name="T17"> </text:span><text:span text:style-name="T16">all</text:span><text:span text:style-name="T17"> </text:span><text:span text:style-name="T16">author</text:span><text:span text:style-name="T17"> </text:span><text:span text:style-name="T16">and</text:span><text:span text:style-name="T17"> </text:span><text:span text:style-name="T16">affiliation</text:span><text:span text:style-name="T17"> </text:span><text:span text:style-name="T16">lines.</text:span></text:h>
                      </text:list-item>
                      <text:list-item>
                        <text:h text:style-name="Heading_20_4" text:outline-level="4">Change<text:span text:style-name="T1"> </text:span>Number<text:span text:style-name="T1"> </text:span>of<text:span text:style-name="T1"> </text:span>Columns:<text:span text:style-name="T1"> </text:span><text:span text:style-name="T16">Select</text:span><text:span text:style-name="T17"> </text:span><text:span text:style-name="T16">Format</text:span><text:span text:style-name="T17"> </text:span><text:span text:style-name="T16">&gt;<text:line-break/>Columns</text:span><text:span text:style-name="T17"> </text:span><text:span text:style-name="T16">&gt;Presets</text:span><text:span text:style-name="T17"> </text:span><text:span text:style-name="T16">&gt;</text:span><text:span text:style-name="T17"> </text:span><text:span text:style-name="T16">One</text:span><text:span text:style-name="T17"> </text:span><text:span text:style-name="T16">Column.</text:span><text:span text:style-name="T17"> </text:span></text:h>
                      </text:list-item>
                      <text:list-item>
                        <text:h text:style-name="Heading_20_4" text:outline-level="4">Deletion:<text:span text:style-name="T1"> </text:span><text:span text:style-name="T16">Delete</text:span><text:span text:style-name="T17"> </text:span><text:span text:style-name="T16">the</text:span><text:span text:style-name="T17"> </text:span><text:span text:style-name="T16">author</text:span><text:span text:style-name="T17"> </text:span><text:span text:style-name="T16">and</text:span><text:span text:style-name="T17"> </text:span><text:span text:style-name="T16">affiliation</text:span><text:span text:style-name="T17"> </text:span><text:span text:style-name="T16">lines</text:span><text:span text:style-name="T17"> </text:span><text:span text:style-name="T16">for</text:span><text:span text:style-name="T17"> </text:span><text:span text:style-name="T16">the</text:span><text:span text:style-name="T17"> </text:span><text:span text:style-name="T16">second</text:span><text:span text:style-name="T17"> </text:span><text:span text:style-name="T16">affiliation.</text:span></text:h>
                      </text:list-item>
                    </text:list>
                  </text:list-item>
                  <text:list-item>
                    <text:h text:style-name="Heading_20_3" text:outline-level="3">For<text:span text:style-name="T1"> </text:span>Authors<text:span text:style-name="T1"> </text:span>of<text:span text:style-name="T1"> </text:span>More<text:span text:style-name="T1"> </text:span>than<text:span text:style-name="T1"> </text:span>Two<text:span text:style-name="T1"> </text:span>Affiliations:<text:span text:style-name="T1"> </text:span><text:span text:style-name="T16">To</text:span><text:span text:style-name="T17"> </text:span><text:span text:style-name="T16">change</text:span><text:span text:style-name="T17"> </text:span><text:span text:style-name="T16">the</text:span><text:span text:style-name="T17"> </text:span><text:span text:style-name="T16">default,</text:span><text:span text:style-name="T17"> </text:span><text:span text:style-name="T16">adjust</text:span><text:span text:style-name="T17"> </text:span><text:span text:style-name="T16">the</text:span><text:span text:style-name="T17"> </text:span><text:span text:style-name="T16">template</text:span><text:span text:style-name="T17"> </text:span><text:span text:style-name="T16">as</text:span><text:span text:style-name="T17"> </text:span><text:span text:style-name="T16">follows.</text:span></text:h>
                    <text:list>
                      <text:list-item>
                        <text:h text:style-name="Heading_20_4" text:outline-level="4">Selection:<text:span text:style-name="T1"> </text:span><text:span text:style-name="T16">Highlight</text:span><text:span text:style-name="T17"> </text:span><text:span text:style-name="T16">all</text:span><text:span text:style-name="T17"> </text:span><text:span text:style-name="T16">author</text:span><text:span text:style-name="T17"> </text:span><text:span text:style-name="T16">and</text:span><text:span text:style-name="T17"> </text:span><text:span text:style-name="T16">affiliation</text:span><text:span text:style-name="T17"> </text:span><text:span text:style-name="T16">lines.</text:span></text:h>
                      </text:list-item>
                      <text:list-item>
                        <text:h text:style-name="Heading_20_4" text:outline-level="4">Change<text:span text:style-name="T1"> </text:span>Number<text:span text:style-name="T1"> </text:span>of<text:span text:style-name="T1"> </text:span>Columns:<text:span text:style-name="T1"> </text:span><text:span text:style-name="T16">Select</text:span><text:span text:style-name="T17"> </text:span><text:span text:style-name="T16">Format</text:span><text:span text:style-name="T17"> </text:span><text:span text:style-name="T16">&gt;<text:line-break/>Columns</text:span><text:span text:style-name="T17"> </text:span><text:span text:style-name="T16">&gt;</text:span><text:span text:style-name="T17"> </text:span><text:span text:style-name="T16">Presets</text:span><text:span text:style-name="T17"> </text:span><text:span text:style-name="T16">&gt;</text:span><text:span text:style-name="T17"> </text:span><text:span text:style-name="T16">One</text:span><text:span text:style-name="T17"> </text:span><text:span text:style-name="T16">Column.</text:span><text:span text:style-name="T17"> </text:span></text:h>
                      </text:list-item>
                      <text:list-item>
                        <text:h text:style-name="Heading_20_4" text:outline-level="4">Highlight<text:span text:style-name="T1"> </text:span>Author<text:span text:style-name="T1"> </text:span>and<text:span text:style-name="T1"> </text:span>Affiliation<text:span text:style-name="T1"> </text:span>Lines<text:span text:style-name="T1"> </text:span>of<text:span text:style-name="T1"> </text:span>Affiliation<text:span text:style-name="T1"> </text:span>1<text:span text:style-name="T1"> </text:span>and<text:span text:style-name="T1"> </text:span>Copy<text:span text:style-name="T1"> </text:span>this<text:span text:style-name="T1"> </text:span>Selection.</text:h>
                      </text:list-item>
                      <text:list-item>
                        <text:h text:style-name="Heading_20_4" text:outline-level="4">Formatting:<text:span text:style-name="T1"> </text:span><text:span text:style-name="T16">Insert</text:span><text:span text:style-name="T17"> </text:span><text:span text:style-name="T16">one</text:span><text:span text:style-name="T17"> </text:span><text:span text:style-name="T16">hard</text:span><text:span text:style-name="T17"> </text:span><text:span text:style-name="T16">return</text:span><text:span text:style-name="T17"> </text:span><text:span text:style-name="T16">immediately</text:span><text:span text:style-name="T17"> </text:span><text:span text:style-name="T16">after</text:span><text:span text:style-name="T17"> </text:span><text:span text:style-name="T16">the</text:span><text:span text:style-name="T17"> </text:span><text:span text:style-name="T16">last</text:span><text:span text:style-name="T17"> </text:span><text:span text:style-name="T16">character</text:span><text:span text:style-name="T17"> </text:span><text:span text:style-name="T16">of</text:span><text:span text:style-name="T17"> </text:span><text:span text:style-name="T16">the</text:span><text:span text:style-name="T17"> </text:span><text:span text:style-name="T16">last</text:span><text:span text:style-name="T17"> </text:span><text:span text:style-name="T16">affiliation</text:span><text:span text:style-name="T17"> </text:span><text:span text:style-name="T16">line.</text:span><text:span text:style-name="T17"> </text:span><text:span text:style-name="T16">Then</text:span><text:span text:style-name="T17"> </text:span><text:span text:style-name="T16">paste</text:span><text:span text:style-name="T17"> </text:span><text:span text:style-name="T16">down</text:span><text:span text:style-name="T17"> </text:span><text:span text:style-name="T16">the</text:span><text:span text:style-name="T17"> </text:span><text:span text:style-name="T16">copy</text:span><text:span text:style-name="T17"> </text:span><text:span text:style-name="T16">of</text:span><text:span text:style-name="T17"> </text:span><text:span text:style-name="T16">affiliation</text:span><text:span text:style-name="T17"> </text:span><text:span text:style-name="T16">1.</text:span><text:span text:style-name="T17"> </text:span><text:span text:style-name="T16">Repeat</text:span><text:span text:style-name="T17"> </text:span><text:span text:style-name="T16">as</text:span><text:span text:style-name="T17"> </text:span><text:span text:style-name="T16">necessary</text:span><text:span text:style-name="T17"> </text:span><text:span text:style-name="T16">for</text:span><text:span text:style-name="T17"> </text:span><text:span text:style-name="T16">each</text:span><text:span text:style-name="T17"> </text:span><text:span text:style-name="T16">additional</text:span><text:span text:style-name="T17"> </text:span><text:span text:style-name="T16">affiliation.</text:span></text:h>
                      </text:list-item>
                      <text:list-item>
                        <text:h text:style-name="Heading_20_4" text:outline-level="4">Reassign<text:span text:style-name="T1"> </text:span>Number<text:span text:style-name="T1"> </text:span>of<text:span text:style-name="T1"> </text:span>Columns:<text:span text:style-name="T1"> </text:span><text:span text:style-name="T16">Place</text:span><text:span text:style-name="T17"> </text:span><text:span text:style-name="T16">your</text:span><text:span text:style-name="T17"> </text:span><text:span text:style-name="T16">cursor</text:span><text:span text:style-name="T17"> </text:span><text:span text:style-name="T16">to</text:span><text:span text:style-name="T17"> </text:span><text:span text:style-name="T16">the</text:span><text:span text:style-name="T17"> </text:span><text:span text:style-name="T16">right</text:span><text:span text:style-name="T17"> </text:span><text:span text:style-name="T16">of</text:span><text:span text:style-name="T17"> </text:span><text:span text:style-name="T16">the</text:span><text:span text:style-name="T17"> </text:span><text:span text:style-name="T16">last</text:span><text:span text:style-name="T17"> </text:span><text:span text:style-name="T16">character</text:span><text:span text:style-name="T17"> </text:span><text:span text:style-name="T16">of</text:span><text:span text:style-name="T17"> </text:span><text:span text:style-name="T16">the</text:span><text:span text:style-name="T17"> </text:span><text:span text:style-name="T16">last</text:span><text:span text:style-name="T17"> </text:span><text:span text:style-name="T16">affiliation</text:span><text:span text:style-name="T17"> </text:span><text:span text:style-name="T16">line</text:span><text:span text:style-name="T17"> </text:span><text:span text:style-name="T16">of</text:span><text:span text:style-name="T17"> </text:span><text:span text:style-name="T16">an</text:span><text:span text:style-name="T17"> </text:span><text:span text:style-name="T16">even</text:span><text:span text:style-name="T17"> </text:span><text:span text:style-name="T16">numbered</text:span><text:span text:style-name="T17"> </text:span><text:span text:style-name="T16">affiliation</text:span><text:span text:style-name="T17"> </text:span><text:span text:style-name="T16">(e.g.,</text:span><text:span text:style-name="T17"> </text:span><text:span text:style-name="T16">if</text:span><text:span text:style-name="T17"> </text:span><text:span text:style-name="T16">there</text:span><text:span text:style-name="T17"> </text:span><text:span text:style-name="T16">are</text:span><text:span text:style-name="T17"> </text:span><text:span text:style-name="T16">five</text:span><text:span text:style-name="T17"> </text:span><text:span text:style-name="T16">affiliations,</text:span><text:span text:style-name="T17"> </text:span><text:span text:style-name="T16">place</text:span><text:span text:style-name="T17"> </text:span><text:span text:style-name="T16">your</text:span><text:span text:style-name="T17"> </text:span><text:span text:style-name="T16">cursor</text:span><text:span text:style-name="T17"> </text:span><text:span text:style-name="T16">at</text:span><text:span text:style-name="T17"> </text:span><text:span text:style-name="T16">end</text:span><text:span text:style-name="T17"> </text:span><text:span text:style-name="T16">of</text:span><text:span text:style-name="T17"> </text:span><text:span text:style-name="T16">fourth</text:span><text:span text:style-name="T17"> </text:span><text:span text:style-name="T16">affiliation).</text:span><text:span text:style-name="T17"> </text:span><text:span text:style-name="T16">Drag</text:span><text:span text:style-name="T17"> </text:span><text:span text:style-name="T16">the</text:span><text:span text:style-name="T17"> </text:span><text:span text:style-name="T16">cursor</text:span><text:span text:style-name="T17"> </text:span><text:span text:style-name="T16">up</text:span><text:span text:style-name="T17"> </text:span><text:span text:style-name="T16">to</text:span><text:span text:style-name="T17"> </text:span><text:span text:style-name="T16">highlight</text:span><text:span text:style-name="T17"> </text:span><text:span text:style-name="T16">all</text:span><text:span text:style-name="T17"> </text:span><text:span text:style-name="T16">of</text:span><text:span text:style-name="T17"> </text:span><text:span text:style-name="T16">the</text:span><text:span text:style-name="T17"> </text:span><text:span text:style-name="T16">above</text:span><text:span text:style-name="T17"> </text:span><text:span text:style-name="T16">author</text:span><text:span text:style-name="T17"> </text:span><text:span text:style-name="T16">and</text:span><text:span text:style-name="T17"> </text:span><text:span text:style-name="T16">affiliation</text:span><text:span text:style-name="T17"> </text:span><text:span text:style-name="T16">lines.</text:span><text:span text:style-name="T17"> </text:span><text:span text:style-name="T16">Go</text:span><text:span text:style-name="T17"> </text:span><text:span text:style-name="T16">to</text:span><text:span text:style-name="T17"> </text:span><text:span text:style-name="T16">Format</text:span><text:span text:style-name="T17"> </text:span><text:span text:style-name="T16">&gt;</text:span><text:span text:style-name="T17"> <text:s/></text:span><text:span text:style-name="T16">Columns</text:span><text:span text:style-name="T17"> </text:span><text:span text:style-name="T16">and</text:span><text:span text:style-name="T17"> </text:span><text:span text:style-name="T16">select</text:span><text:span text:style-name="T17"> “</text:span><text:span text:style-name="T16">2</text:span><text:span text:style-name="T17"> </text:span><text:span text:style-name="T16">Columns</text:span><text:span text:style-name="T17">”</text:span><text:span text:style-name="T16">.</text:span><text:span text:style-name="T17"> </text:span><text:span text:style-name="T16">If</text:span><text:span text:style-name="T17"> </text:span><text:span text:style-name="T16">you</text:span><text:span text:style-name="T17"> </text:span><text:span text:style-name="T16">have</text:span><text:span text:style-name="T17"> </text:span><text:span text:style-name="T16">an</text:span><text:span text:style-name="T17"> </text:span><text:span text:style-name="T16">odd</text:span><text:span text:style-name="T17"> </text:span><text:span text:style-name="T16">number</text:span><text:span text:style-name="T17"> </text:span><text:span text:style-name="T16">of</text:span><text:span text:style-name="T17"> </text:span><text:span text:style-name="T16">affiliations,</text:span><text:span text:style-name="T17"> </text:span><text:span text:style-name="T16">the</text:span><text:span text:style-name="T17"> </text:span><text:span text:style-name="T16">final</text:span><text:span text:style-name="T17"> </text:span><text:span text:style-name="T16">affiliation</text:span><text:span text:style-name="T17"> </text:span><text:span text:style-name="T16">will</text:span><text:span text:style-name="T17"> </text:span><text:span text:style-name="T16">be</text:span><text:span text:style-name="T17"> </text:span><text:span text:style-name="T16">centered</text:span><text:span text:style-name="T17"> </text:span><text:span text:style-name="T16">on</text:span><text:span text:style-name="T17"> </text:span><text:span text:style-name="T16">the</text:span><text:span text:style-name="T17"> </text:span><text:span text:style-name="T16">page;</text:span><text:span text:style-name="T17"> </text:span><text:span text:style-name="T16">all</text:span><text:span text:style-name="T17"> </text:span><text:span text:style-name="T16">previous</text:span><text:span text:style-name="T17"> </text:span><text:span text:style-name="T16">will</text:span><text:span text:style-name="T17"> </text:span><text:span text:style-name="T16">be</text:span><text:span text:style-name="T17"> </text:span><text:span text:style-name="T16">in</text:span><text:span text:style-name="T17"> </text:span><text:span text:style-name="T16">two</text:span><text:span text:style-name="T17"> </text:span><text:span text:style-name="T16">columns.</text:span></text:h>
                      </text:list-item>
                    </text:list>
                  </text:list-item>
                </text:list>
              </text:list-item>
              <text:list-item>
                <text:h text:style-name="Heading_20_2" text:outline-level="2">Identify<text:span text:style-name="T1"> </text:span>the<text:span text:style-name="T1"> </text:span>Headings</text:h>
              </text:list-item>
            </text:list>
          </text:list-item>
        </text:list>
        <text:p text:style-name="Text_20_body">Headings,<text:span text:style-name="T1"> </text:span>or<text:span text:style-name="T1"> </text:span>heads,<text:span text:style-name="T1"> </text:span>are<text:span text:style-name="T1"> </text:span>organizational<text:span text:style-name="T1"> </text:span>devices<text:span text:style-name="T1"> </text:span>that<text:span text:style-name="T1"> </text:span>guide<text:span text:style-name="T1"> </text:span>the<text:span text:style-name="T1"> </text:span>reader<text:span text:style-name="T1"> </text:span>through<text:span text:style-name="T1"> </text:span>your<text:span text:style-name="T1"> </text:span>paper.<text:span text:style-name="T1"> </text:span>There<text:span text:style-name="T1"> </text:span>are<text:span text:style-name="T1"> </text:span>two<text:span text:style-name="T1"> </text:span>types:<text:span text:style-name="T1"> </text:span>component<text:span text:style-name="T1"> </text:span>heads<text:span text:style-name="T1"> </text:span>and<text:span text:style-name="T1"> </text:span>text<text:span text:style-name="T1"> </text:span>heads.</text:p>
        <text:p text:style-name="Text_20_body">Component<text:span text:style-name="T1"> </text:span>heads<text:span text:style-name="T1"> </text:span>identify<text:span text:style-name="T1"> </text:span>the<text:span text:style-name="T1"> </text:span>different<text:span text:style-name="T1"> </text:span>components<text:span text:style-name="T1"> </text:span>of<text:span text:style-name="T1"> </text:span>your<text:span text:style-name="T1"> </text:span>paper<text:span text:style-name="T1"> </text:span>and<text:span text:style-name="T1"> </text:span>are<text:span text:style-name="T1"> </text:span>not<text:span text:style-name="T1"> </text:span>topically<text:span text:style-name="T1"> </text:span>subordinate<text:span text:style-name="T1"> </text:span>to<text:span text:style-name="T1"> </text:span>each<text:span text:style-name="T1"> </text:span>other.<text:span text:style-name="T1"> </text:span>Examples<text:span text:style-name="T1"> </text:span>include<text:span text:style-name="T1"> </text:span>Acknowledgments<text:span text:style-name="T1"> </text:span>and<text:span text:style-name="T1"> </text:span>References<text:span text:style-name="T1"> </text:span>and,<text:span text:style-name="T1"> </text:span>for<text:span text:style-name="T1"> </text:span>these,<text:span text:style-name="T1"> </text:span>the<text:span text:style-name="T1"> </text:span>correct<text:span text:style-name="T1"> </text:span>style<text:span text:style-name="T1"> </text:span>to<text:span text:style-name="T1"> </text:span>use<text:span text:style-name="T1"> </text:span>is<text:span text:style-name="T1"> </text:span><text:span text:style-name="T7">“</text:span><text:span text:style-name="T5">Heading</text:span><text:span text:style-name="T7"> </text:span><text:span text:style-name="T5">5</text:span><text:span text:style-name="T7">”</text:span>.<text:span text:style-name="T1"> </text:span>Use<text:span text:style-name="T1"> </text:span><text:span text:style-name="T7">“</text:span><text:span text:style-name="T5">figure</text:span><text:span text:style-name="T7"> </text:span><text:span text:style-name="T5">caption</text:span><text:span text:style-name="T7">”</text:span><text:span text:style-name="T1"> </text:span>for<text:span text:style-name="T1"> </text:span>your<text:span text:style-name="T1"> </text:span>Figure<text:span text:style-name="T1"> </text:span>captions,<text:span text:style-name="T1"> </text:span>and<text:span text:style-name="T7"> “</text:span><text:span text:style-name="T5">table</text:span><text:span text:style-name="T7"> </text:span><text:span text:style-name="T5">head</text:span><text:span text:style-name="T7">”</text:span><text:span text:style-name="T1"> </text:span>for<text:span text:style-name="T1"> </text:span>your<text:span text:style-name="T1"> </text:span>table<text:span text:style-name="T1"> </text:span>title.<text:span text:style-name="T1"> </text:span>Run-in<text:span text:style-name="T1"> </text:span>heads,<text:span text:style-name="T1"> </text:span>such<text:span text:style-name="T1"> </text:span>as<text:span text:style-name="T1"> “</text:span>Abstract<text:span text:style-name="T1">”</text:span>,<text:span text:style-name="T1"> </text:span>will<text:span text:style-name="T1"> </text:span>require<text:span text:style-name="T1"> </text:span>you<text:span text:style-name="T1"> </text:span>to<text:span text:style-name="T1"> </text:span>apply<text:span text:style-name="T1"> </text:span>a<text:span text:style-name="T1"> </text:span>style<text:span text:style-name="T1"> </text:span>(in<text:span text:style-name="T1"> </text:span>this<text:span text:style-name="T1"> </text:span>case,<text:span text:style-name="T1"> </text:span>italic)<text:span text:style-name="T1"> </text:span>in<text:span text:style-name="T1"> </text:span>addition<text:span text:style-name="T1"> </text:span>to<text:span text:style-name="T1"> </text:span>the<text:span text:style-name="T1"> </text:span>style<text:span text:style-name="T1"> </text:span>provided<text:span text:style-name="T1"> </text:span>by<text:span text:style-name="T1"> </text:span>the<text:span text:style-name="T1"> </text:span>drop<text:span text:style-name="T1"> </text:span>down<text:span text:style-name="T1"> </text:span>menu<text:span text:style-name="T1"> </text:span>to<text:span text:style-name="T1"> </text:span>differentiate<text:span text:style-name="T1"> </text:span>the<text:span text:style-name="T1"> </text:span>head<text:span text:style-name="T1"> </text:span>from<text:span text:style-name="T1"> </text:span>the<text:span text:style-name="T1"> </text:span>text.</text:p>
        <text:p text:style-name="Text_20_body">Text<text:span text:style-name="T1"> </text:span>heads<text:span text:style-name="T1"> </text:span>organize<text:span text:style-name="T1"> </text:span>the<text:span text:style-name="T1"> </text:span>topics<text:span text:style-name="T1"> </text:span>on<text:span text:style-name="T1"> </text:span>a<text:span text:style-name="T1"> </text:span>relational,<text:span text:style-name="T1"> </text:span>hierarchical<text:span text:style-name="T1"> </text:span>basis.<text:span text:style-name="T1"> </text:span>For<text:span text:style-name="T1"> </text:span>example,<text:span text:style-name="T1"> </text:span>the<text:span text:style-name="T1"> </text:span>paper<text:span text:style-name="T1"> </text:span>title<text:span text:style-name="T1"> </text:span>is<text:span text:style-name="T1"> </text:span>the<text:span text:style-name="T1"> </text:span>primary<text:span text:style-name="T1"> </text:span>text<text:span text:style-name="T1"> </text:span>head<text:span text:style-name="T1"> </text:span>because<text:span text:style-name="T1"> </text:span>all<text:span text:style-name="T1"> </text:span>subsequent<text:span text:style-name="T1"> </text:span>material<text:span text:style-name="T1"> </text:span>relates<text:span text:style-name="T1"> </text:span>and<text:span text:style-name="T1"> </text:span>elaborates<text:span text:style-name="T1"> </text:span>on<text:span text:style-name="T1"> </text:span>this<text:span text:style-name="T1"> </text:span>one<text:span text:style-name="T1"> </text:span>topic.<text:span text:style-name="T1"> </text:span>If<text:span text:style-name="T1"> </text:span>there<text:span text:style-name="T1"> </text:span>are<text:span text:style-name="T1"> </text:span>two<text:span text:style-name="T1"> </text:span>or<text:span text:style-name="T1"> </text:span>more<text:span text:style-name="T1"> </text:span>sub-topics,<text:span text:style-name="T1"> </text:span>the<text:span text:style-name="T1"> </text:span>next<text:span text:style-name="T1"> </text:span>level<text:span text:style-name="T1"> </text:span>head<text:span text:style-name="T1"> </text:span>(uppercase<text:span text:style-name="T1"> </text:span>Roman<text:span text:style-name="T1"> </text:span>numerals)<text:span text:style-name="T1"> </text:span>should<text:span text:style-name="T1"> </text:span>be<text:span text:style-name="T1"> </text:span>used<text:span text:style-name="T1"> </text:span>and,<text:span text:style-name="T1"> </text:span>conversely,<text:span text:style-name="T1"> </text:span>if<text:span text:style-name="T1"> </text:span>there<text:span text:style-name="T1"> </text:span>are<text:span text:style-name="T1"> </text:span>not<text:span text:style-name="T1"> </text:span>at<text:span text:style-name="T1"> </text:span>least<text:span text:style-name="T1"> </text:span>two<text:span text:style-name="T1"> </text:span>sub-topics,<text:span text:style-name="T1"> </text:span>then<text:span text:style-name="T1"> </text:span>no<text:span text:style-name="T1"> </text:span>subheads<text:span text:style-name="T1"> </text:span>should<text:span text:style-name="T1"> </text:span>be<text:span text:style-name="T1"> </text:span>introduced.<text:span text:style-name="T1"> </text:span>Styles<text:span text:style-name="T1"> </text:span>named<text:span text:style-name="T1"> </text:span><text:span text:style-name="T7">“</text:span><text:span text:style-name="T5">Heading</text:span><text:span text:style-name="T7"> </text:span><text:span text:style-name="T5">1</text:span><text:span text:style-name="T7">”</text:span>,<text:span text:style-name="T1"> “</text:span><text:span text:style-name="T5">Heading</text:span><text:span text:style-name="T7"> </text:span><text:span text:style-name="T5">2</text:span><text:span text:style-name="T7">”</text:span>,<text:span text:style-name="T7"> “</text:span><text:span text:style-name="T5">Heading</text:span><text:span text:style-name="T7"> </text:span><text:span text:style-name="T5">3</text:span><text:span text:style-name="T7">”</text:span>,<text:span text:style-name="T1"> </text:span>and<text:span text:style-name="T1"> </text:span><text:span text:style-name="T7">“</text:span><text:span text:style-name="T5">Heading</text:span><text:span text:style-name="T7"> </text:span><text:span text:style-name="T5">4</text:span><text:span text:style-name="T7">”</text:span><text:span text:style-name="T1"> </text:span>are<text:span text:style-name="T1"> </text:span>prescribed.</text:p>
        <text:list xml:id="list104111179399936" text:continue-numbering="true" text:style-name="WW8Num1">
          <text:list-item>
            <text:list>
              <text:list-item>
                <text:h text:style-name="Heading_20_2" text:outline-level="2">Figures<text:span text:style-name="T1"> </text:span>and<text:span text:style-name="T1"> </text:span>Tables</text:h>
              </text:list-item>
            </text:list>
          </text:list-item>
        </text:list>
        <text:p text:style-name="Text_20_body">Place<text:span text:style-name="T1"> </text:span>figures<text:span text:style-name="T1"> </text:span>and<text:span text:style-name="T1"> </text:span>tables<text:span text:style-name="T1"> </text:span>at<text:span text:style-name="T1"> </text:span>the<text:span text:style-name="T1"> </text:span>top<text:span text:style-name="T1"> </text:span>and<text:span text:style-name="T1"> </text:span>bottom<text:span text:style-name="T1"> </text:span>of<text:span text:style-name="T1"> </text:span>columns.<text:span text:style-name="T1"> </text:span>Avoid<text:span text:style-name="T1"> </text:span>placing<text:span text:style-name="T1"> </text:span>them<text:span text:style-name="T1"> </text:span>in<text:span text:style-name="T1"> </text:span>the<text:span text:style-name="T1"> </text:span>middle<text:span text:style-name="T1"> </text:span>of<text:span text:style-name="T1"> </text:span>columns.<text:span text:style-name="T1"> </text:span>Large<text:span text:style-name="T1"> </text:span>figures<text:span text:style-name="T1"> </text:span>and<text:span text:style-name="T1"> </text:span>tables<text:span text:style-name="T1"> </text:span>may<text:span text:style-name="T1"> </text:span>span<text:span text:style-name="T1"> </text:span>across<text:span text:style-name="T1"> </text:span>both<text:span text:style-name="T1"> </text:span>columns.<text:span text:style-name="T1"> </text:span>Figure<text:span text:style-name="T1"> </text:span>captions<text:span text:style-name="T1"> </text:span>should<text:span text:style-name="T1"> </text:span>be<text:span text:style-name="T1"> </text:span>below<text:span text:style-name="T1"> </text:span>the<text:span text:style-name="T1"> </text:span>figures;<text:span text:style-name="T1"> </text:span>table<text:span text:style-name="T1"> </text:span>captions<text:span text:style-name="T1"> </text:span>should<text:span text:style-name="T1"> </text:span>appear<text:span text:style-name="T1"> </text:span><text:soft-page-break/>above<text:span text:style-name="T1"> </text:span>the<text:span text:style-name="T1"> </text:span>tables.<text:span text:style-name="T1"> </text:span>Insert<text:span text:style-name="T1"> </text:span>figures<text:span text:style-name="T1"> </text:span>and<text:span text:style-name="T1"> </text:span>tables<text:span text:style-name="T1"> </text:span>after<text:span text:style-name="T1"> </text:span>they<text:span text:style-name="T1"> </text:span>are<text:span text:style-name="T1"> </text:span>cited<text:span text:style-name="T1"> </text:span>in<text:span text:style-name="T1"> </text:span>the<text:span text:style-name="T1"> </text:span>text.<text:span text:style-name="T1"> <text:s/></text:span>Use<text:span text:style-name="T1"> </text:span>the<text:span text:style-name="T1"> </text:span>abbreviation<text:span text:style-name="T1"> “</text:span>Fig.<text:span text:style-name="T1"> </text:span>1<text:span text:style-name="T1">” in the text, and “Figure 1” </text:span>at<text:span text:style-name="T1"> </text:span>the<text:span text:style-name="T1"> </text:span>beginning<text:span text:style-name="T1"> </text:span>of<text:span text:style-name="T1"> </text:span>a<text:span text:style-name="T1"> </text:span>sentence.</text:p>
        <text:p text:style-name="Text_20_body">Use<text:span text:style-name="T1"> </text:span>8<text:span text:style-name="T1"> </text:span>point<text:span text:style-name="T1"> </text:span>Times<text:span text:style-name="T1"> </text:span>New<text:span text:style-name="T1"> </text:span>Roman<text:span text:style-name="T1"> </text:span>for<text:span text:style-name="T1"> </text:span>figure<text:span text:style-name="T1"> </text:span>labels.<text:span text:style-name="T1"> </text:span>Use<text:span text:style-name="T1"> </text:span>words<text:span text:style-name="T1"> </text:span>rather<text:span text:style-name="T1"> </text:span>than<text:span text:style-name="T1"> </text:span>symbols<text:span text:style-name="T1"> </text:span>or<text:span text:style-name="T1"> </text:span>abbreviations<text:span text:style-name="T1"> </text:span>when<text:span text:style-name="T1"> </text:span>writing<text:span text:style-name="T1"> </text:span>figure-axis<text:span text:style-name="T1"> </text:span>labels<text:span text:style-name="T1"> </text:span>to<text:span text:style-name="T1"> </text:span>avoid<text:span text:style-name="T1"> </text:span>confusing<text:span text:style-name="T1"> </text:span>the<text:span text:style-name="T1"> </text:span>reader.<text:span text:style-name="T1"> </text:span>As<text:span text:style-name="T1"> </text:span>an<text:span text:style-name="T1"> </text:span>example,<text:span text:style-name="T1"> </text:span>write<text:span text:style-name="T1"> </text:span>the<text:span text:style-name="T1"> </text:span>quantity<text:span text:style-name="T1"> “</text:span>Magnetization<text:span text:style-name="T1">”</text:span>,<text:span text:style-name="T1"> </text:span>or<text:span text:style-name="T1"> “</text:span>Magnetization,<text:span text:style-name="T1"> </text:span>M<text:span text:style-name="T1">”</text:span>,<text:span text:style-name="T1"> </text:span>not<text:span text:style-name="T1"> </text:span>just<text:span text:style-name="T1"> “</text:span>M<text:span text:style-name="T1">”</text:span>.</text:p>
        <text:p text:style-name="Text_20_body">If<text:span text:style-name="T1"> </text:span>including<text:span text:style-name="T1"> </text:span>units<text:span text:style-name="T1"> </text:span>in<text:span text:style-name="T1"> </text:span>the<text:span text:style-name="T1"> </text:span>label,<text:span text:style-name="T1"> </text:span>present<text:span text:style-name="T1"> </text:span>them<text:span text:style-name="T1"> </text:span>within<text:span text:style-name="T1"> </text:span>parentheses.<text:span text:style-name="T1"> </text:span>Do<text:span text:style-name="T1"> </text:span>not<text:span text:style-name="T1"> </text:span>label<text:span text:style-name="T1"> </text:span>axes<text:span text:style-name="T1"> </text:span>only<text:span text:style-name="T1"> </text:span>with<text:span text:style-name="T1"> </text:span>units.<text:span text:style-name="T1"> </text:span>In<text:span text:style-name="T1"> </text:span>the<text:span text:style-name="T1"> </text:span>example,<text:span text:style-name="T1"> </text:span>write<text:span text:style-name="T1"> “</text:span>Magnetization<text:span text:style-name="T1"> </text:span>(A/m)<text:span text:style-name="T1">” </text:span>or<text:span text:style-name="T1"> “</text:span>Magnetization<text:span text:style-name="T1"> </text:span>{A[m(1)]}<text:span text:style-name="T1">”</text:span>,<text:span text:style-name="T1"> </text:span>not<text:span text:style-name="T1"> </text:span>just<text:span text:style-name="T1"> “</text:span>A/m<text:span text:style-name="T1">”</text:span>.<text:span text:style-name="T1"> </text:span>Do<text:span text:style-name="T1"> </text:span>not<text:span text:style-name="T1"> </text:span>label<text:span text:style-name="T1"> </text:span>axes<text:span text:style-name="T1"> </text:span>with<text:span text:style-name="T1"> </text:span>a<text:span text:style-name="T1"> </text:span>ratio<text:span text:style-name="T1"> </text:span>of<text:span text:style-name="T1"> </text:span>quantities<text:span text:style-name="T1"> </text:span>and<text:span text:style-name="T1"> </text:span>units.<text:span text:style-name="T1"> </text:span>For<text:span text:style-name="T1"> </text:span>example,<text:span text:style-name="T1"> </text:span>write<text:span text:style-name="T1"> “</text:span>Temperature<text:span text:style-name="T1"> </text:span>(K)<text:span text:style-name="T1">”</text:span>,<text:span text:style-name="T1"> </text:span>not<text:span text:style-name="T1"> “</text:span>Temperature/K<text:span text:style-name="T1">”</text:span>.</text:p>
        <text:list xml:id="list104111166099392" text:continue-numbering="true" text:style-name="WW8Num1">
          <text:list-item>
            <text:list>
              <text:list-item>
                <text:h text:style-name="Heading_20_2" text:outline-level="2">Footnotes</text:h>
              </text:list-item>
            </text:list>
          </text:list-item>
        </text:list>
        <text:p text:style-name="Text_20_body">Use<text:span text:style-name="T1"> </text:span>footnotes<text:span text:style-name="T1"> </text:span>sparingly<text:span text:style-name="T1"> </text:span>(or<text:span text:style-name="T1"> </text:span>not<text:span text:style-name="T1"> </text:span>at<text:span text:style-name="T1"> </text:span>all)<text:span text:style-name="T1"> </text:span>and<text:span text:style-name="T1"> </text:span>place<text:span text:style-name="T1"> </text:span>them<text:span text:style-name="T1"> </text:span>at<text:span text:style-name="T1"> </text:span>the<text:span text:style-name="T1"> </text:span>bottom<text:span text:style-name="T1"> </text:span>of<text:span text:style-name="T1"> </text:span>the<text:span text:style-name="T1"> </text:span>column<text:span text:style-name="T1"> </text:span>on<text:span text:style-name="T1"> </text:span>the<text:span text:style-name="T1"> </text:span>page<text:span text:style-name="T1"> </text:span>on<text:span text:style-name="T1"> </text:span>which<text:span text:style-name="T1"> </text:span>they<text:span text:style-name="T1"> </text:span>are<text:span text:style-name="T1"> </text:span>referenced.<text:span text:style-name="T1"> </text:span>Use<text:span text:style-name="T1"> </text:span>Times<text:span text:style-name="T1"> </text:span>8-point<text:span text:style-name="T1"> </text:span>type,<text:span text:style-name="T1"> </text:span>single-spaced.<text:span text:style-name="T1"> </text:span></text:p>
        <text:p text:style-name="P3">To help your readers, avoid using footnotes altogether and include necessary peripheral observations in the text (within parentheses, if you prefer, as in this sentence).</text:p>
        <text:p text:style-name="P3">Number footnotes separately from reference numbers, and in superscripts. Do not put footnotes in the reference list. Use letters for table footnotes.</text:p>
        <text:list xml:id="list3591858084927125347" text:style-name="WW8Num5">
          <text:list-item>
            <text:p text:style-name="table_20_head">Table<text:span text:style-name="T1"> </text:span>Type<text:span text:style-name="T1"> </text:span>Styles</text:p>
          </text:list-item>
        </text:list>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9">Table<text:span text:style-name="T1"> </text:span>Head</text:p>
              </table:table-cell>
              <table:table-cell table:style-name="Table1.B1" table:number-columns-spanned="3" office:value-type="string">
                <text:p text:style-name="P19">Table<text:span text:style-name="T1"> </text:span>Column<text:span text:style-name="T1"> </text:span>Head</text:p>
              </table:table-cell>
              <table:covered-table-cell/>
              <table:covered-table-cell/>
            </table:table-row>
            <table:table-row table:style-name="Table1.1">
              <table:table-cell table:style-name="Table1.A2" office:value-type="string">
                <text:p text:style-name="P1"/>
              </table:table-cell>
              <table:table-cell table:style-name="Table1.A1" office:value-type="string">
                <text:p text:style-name="P20">Table<text:span text:style-name="T1"> </text:span>column<text:span text:style-name="T1"> </text:span>subhead</text:p>
              </table:table-cell>
              <table:table-cell table:style-name="Table1.A1" office:value-type="string">
                <text:p text:style-name="P20">Subhead</text:p>
              </table:table-cell>
              <table:table-cell table:style-name="Table1.B1" office:value-type="string">
                <text:p text:style-name="P20">Subhead</text:p>
              </table:table-cell>
            </table:table-row>
          </table:table-header-rows>
          <table:table-row table:style-name="Table1.3">
            <table:table-cell table:style-name="Table1.A1" office:value-type="string">
              <text:p text:style-name="P13">copy</text:p>
            </table:table-cell>
            <table:table-cell table:style-name="Table1.A1" office:value-type="string">
              <text:p text:style-name="P13">More<text:span text:style-name="T1"> </text:span>table<text:span text:style-name="T1"> </text:span>copy<text:span text:style-name="T11">a</text:span></text:p>
            </table:table-cell>
            <table:table-cell table:style-name="Table1.A1" office:value-type="string">
              <text:p text:style-name="P1"/>
            </table:table-cell>
            <table:table-cell table:style-name="Table1.B1" office:value-type="string">
              <text:p text:style-name="P1"/>
            </table:table-cell>
          </table:table-row>
        </table:table>
        <text:p text:style-name="table_20_footnote">a.<text:span text:style-name="T1"> </text:span>Sample<text:span text:style-name="T1"> </text:span>of<text:span text:style-name="T1"> </text:span>a<text:span text:style-name="T1"> </text:span>table<text:span text:style-name="T1"> </text:span>footnote.<text:span text:style-name="T1"> </text:span><text:span text:style-name="T5">(table</text:span><text:span text:style-name="T7"> </text:span><text:span text:style-name="T5">footnote)</text:span></text:p>
        <text:list xml:id="list5263614410447408070" text:style-name="WW8Num6">
          <text:list-item>
            <text:p text:style-name="figure_20_caption"><draw:frame draw:style-name="fr1" draw:name="Frame1" text:anchor-type="char" svg:x="0.1472in" svg:y="-0.0161in" svg:width="3.2598in" svg:height="1.7638in" draw:z-index="0"><draw:text-box><text:p text:style-name="Text_20_body">We<text:span text:style-name="T1"> </text:span>suggest<text:span text:style-name="T1"> </text:span>that<text:span text:style-name="T1"> </text:span>you<text:span text:style-name="T1"> </text:span>use<text:span text:style-name="T1"> </text:span>a<text:span text:style-name="T1"> </text:span>text<text:span text:style-name="T1"> </text:span>box<text:span text:style-name="T1"> </text:span>to<text:span text:style-name="T1"> </text:span>insert<text:span text:style-name="T1"> </text:span>a<text:span text:style-name="T1"> </text:span>graphic<text:span text:style-name="T1"> </text:span>(ideally<text:span text:style-name="T1"> </text:span>300<text:span text:style-name="T1"> </text:span>dpi,<text:span text:style-name="T1"> </text:span>with<text:span text:style-name="T1"> </text:span>all<text:span text:style-name="T1"> </text:span>fonts<text:span text:style-name="T1"> </text:span>embedded)<text:span text:style-name="T1"> </text:span>because,<text:span text:style-name="T1"> </text:span>in<text:span text:style-name="T1"> </text:span>an<text:span text:style-name="T1"> </text:span>MSW<text:span text:style-name="T1"> </text:span>document,<text:span text:style-name="T1"> </text:span>this<text:span text:style-name="T1"> </text:span>method<text:span text:style-name="T1"> </text:span>is<text:span text:style-name="T1"> </text:span>somewhat<text:span text:style-name="T1"> </text:span>more<text:span text:style-name="T1"> </text:span>stable<text:span text:style-name="T1"> </text:span>than<text:span text:style-name="T1"> </text:span>directly<text:span text:style-name="T1"> </text:span>inserting<text:span text:style-name="T1"> </text:span>a<text:span text:style-name="T1"> </text:span>picture.</text:p><text:p text:style-name="P10">To<text:span text:style-name="T1"> </text:span>have<text:span text:style-name="T1"> </text:span>non-visible<text:span text:style-name="T1"> </text:span>rules<text:span text:style-name="T1"> </text:span>on<text:span text:style-name="T1"> Example of a figure caption. </text:span><text:span text:style-name="T7">(figure caption) </text:span>your<text:span text:style-name="T1"> </text:span>frame,<text:span text:style-name="T1"> </text:span>use<text:span text:style-name="T1"> </text:span>the<text:span text:style-name="T1"> </text:span>MSWord<text:span text:style-name="T1"> </text:span>pull-down<text:span text:style-name="T1"> </text:span>menu,<text:span text:style-name="T1"> </text:span>select<text:span text:style-name="T1"> </text:span>Format<text:span text:style-name="T1"> </text:span>&gt;<text:span text:style-name="T1"> </text:span>Borders<text:span text:style-name="T1"> </text:span>and<text:span text:style-name="T1"> </text:span>Shading<text:span text:style-name="T1"> </text:span>&gt;<text:span text:style-name="T1"> </text:span>Select<text:span text:style-name="T1"> ”</text:span>None<text:span text:style-name="T1">”</text:span>.</text:p></draw:text-box></draw:frame>Example<text:span text:style-name="T1"> </text:span>of<text:span text:style-name="T1"> </text:span>a<text:span text:style-name="T1"> </text:span>figure<text:span text:style-name="T1"> </text:span>caption.<text:span text:style-name="T1"> </text:span><text:span text:style-name="T5">(figure</text:span><text:span text:style-name="T7"> </text:span><text:span text:style-name="T5">caption)</text:span></text:p>
          </text:list-item>
        </text:list>
        <text:list xml:id="list104109982124670" text:continue-list="list104111166099392" text:style-name="WW8Num1">
          <text:list-item>
            <text:h text:style-name="Heading_20_1" text:outline-level="1"><text:span text:style-name="T1"><text:s/></text:span>Copyright<text:span text:style-name="T1"> </text:span>Forms</text:h>
          </text:list-item>
        </text:list>
        <text:p text:style-name="Text_20_body">You<text:span text:style-name="T1"> </text:span>must<text:span text:style-name="T1"> </text:span>submit<text:span text:style-name="T1"> </text:span>the<text:span text:style-name="T1"> </text:span>IEEE<text:span text:style-name="T1"> </text:span>Electronic<text:span text:style-name="T1"> </text:span>Copyright<text:span text:style-name="T1"> </text:span>Form<text:span text:style-name="T1"> </text:span>(ECF)<text:span text:style-name="T1"> as described in your </text:span>author<text:span text:style-name="T1">-</text:span>kit<text:span text:style-name="T1"> message</text:span>.<text:span text:style-name="T1"> </text:span>THIS<text:span text:style-name="T1"> </text:span>FORM<text:span text:style-name="T1"> </text:span>MUST<text:span text:style-name="T1"> </text:span>BE<text:span text:style-name="T1"> </text:span>SUBMITTED<text:span text:style-name="T1"> </text:span>IN<text:span text:style-name="T1"> </text:span>ORDER<text:span text:style-name="T1"> </text:span>TO<text:span text:style-name="T1"> </text:span>PUBLISH<text:span text:style-name="T1"> </text:span>YOUR<text:span text:style-name="T1"> </text:span>PAPER.</text:p>
        <text:h text:style-name="P12" text:outline-level="1">Acknowledgment</text:h>
        <text:p text:style-name="Text_20_body">The<text:span text:style-name="T1"> </text:span>preferred<text:span text:style-name="T1"> </text:span>spelling<text:span text:style-name="T1"> </text:span>of<text:span text:style-name="T1"> </text:span>the<text:span text:style-name="T1"> </text:span>word<text:span text:style-name="T1"> “</text:span>acknowledgment<text:span text:style-name="T1">” </text:span>in<text:span text:style-name="T1"> </text:span>America<text:span text:style-name="T1"> </text:span>is<text:span text:style-name="T1"> </text:span>without<text:span text:style-name="T1"> </text:span>an<text:span text:style-name="T1"> “</text:span>e<text:span text:style-name="T1">” </text:span>after<text:span text:style-name="T1"> </text:span>the<text:span text:style-name="T1"> “</text:span>g<text:span text:style-name="T1">”</text:span>.<text:span text:style-name="T1"> </text:span>Avoid<text:span text:style-name="T1"> </text:span>the<text:span text:style-name="T1"> </text:span>stilted<text:span text:style-name="T1"> </text:span>expression,<text:span text:style-name="T1"> “</text:span>One<text:span text:style-name="T1"> </text:span>of<text:span text:style-name="T1"> </text:span>us<text:span text:style-name="T1"> </text:span>(R.<text:span text:style-name="T1"> </text:span>B.<text:span text:style-name="T1"> </text:span>G.)<text:span text:style-name="T1"> </text:span>thanks<text:span text:style-name="T1"> </text:span>.<text:span text:style-name="T1"> </text:span>.<text:span text:style-name="T1"> </text:span>.<text:span text:style-name="T1">” <text:s/></text:span>Instead,<text:span text:style-name="T1"> </text:span>try<text:span text:style-name="T1"> </text:span><text:line-break/><text:span text:style-name="T1">“</text:span>R.<text:span text:style-name="T1"> </text:span>B.<text:span text:style-name="T1"> </text:span>G.<text:span text:style-name="T1"> </text:span>thanks<text:span text:style-name="T1">”</text:span>.<text:span text:style-name="T1"> </text:span>Put<text:span text:style-name="T1"> </text:span>applicable<text:span text:style-name="T1"> </text:span>sponsor<text:span text:style-name="T1"> </text:span>acknowledgments<text:span text:style-name="T1"> </text:span>here;<text:span text:style-name="T1"> </text:span>DO<text:span text:style-name="T1"> </text:span>NOT<text:span text:style-name="T1"> </text:span>place<text:span text:style-name="T1"> </text:span>them<text:span text:style-name="T1"> </text:span>on<text:span text:style-name="T1"> </text:span>the<text:span text:style-name="T1"> </text:span>first<text:span text:style-name="T1"> </text:span>page<text:span text:style-name="T1"> </text:span>of<text:span text:style-name="T1"> </text:span>your<text:span text:style-name="T1"> </text:span>paper<text:span text:style-name="T1"> </text:span>or<text:span text:style-name="T1"> </text:span>as<text:span text:style-name="T1"> </text:span>a<text:span text:style-name="T1"> </text:span>footnote.</text:p>
        <text:h text:style-name="P12" text:outline-level="1">References</text:h>
        <text:p text:style-name="Text_20_body">List<text:span text:style-name="T1"> </text:span>and<text:span text:style-name="T1"> </text:span>number<text:span text:style-name="T1"> </text:span>all<text:span text:style-name="T1"> </text:span>bibliographical<text:span text:style-name="T1"> </text:span>references<text:span text:style-name="T1"> </text:span>in<text:span text:style-name="T1"> </text:span>9-point<text:span text:style-name="T1"> </text:span>Times,<text:span text:style-name="T1"> </text:span>single-spaced,<text:span text:style-name="T1"> </text:span>at<text:span text:style-name="T1"> </text:span>the<text:span text:style-name="T1"> </text:span>end<text:span text:style-name="T1"> </text:span>of<text:span text:style-name="T1"> </text:span>your<text:span text:style-name="T1"> </text:span>paper.<text:span text:style-name="T1"> </text:span>When<text:span text:style-name="T1"> </text:span>referenced<text:span text:style-name="T1"> </text:span>in<text:span text:style-name="T1"> </text:span>the<text:span text:style-name="T1"> </text:span>text,<text:span text:style-name="T1"> </text:span>enclose<text:span text:style-name="T1"> </text:span>the<text:span text:style-name="T1"> </text:span>citation<text:span text:style-name="T1"> </text:span>number<text:span text:style-name="T1"> </text:span>in<text:span text:style-name="T1"> </text:span>square<text:span text:style-name="T1"> </text:span>brackets,<text:span text:style-name="T1"> </text:span>for<text:span text:style-name="T1"> </text:span>example:<text:span text:style-name="T1"> </text:span>[1].<text:span text:style-name="T1"> </text:span>Where<text:span text:style-name="T1"> </text:span>appropriate,<text:span text:style-name="T1"> </text:span>include<text:span text:style-name="T1"> </text:span>the<text:span text:style-name="T1"> </text:span>name(s)<text:span text:style-name="T1"> </text:span>of<text:span text:style-name="T1"> </text:span>editors<text:span text:style-name="T1"> </text:span>of<text:span text:style-name="T1"> </text:span>referenced<text:span text:style-name="T1"> </text:span>books.<text:span text:style-name="T1"> </text:span>The<text:span text:style-name="T1"> </text:span>template<text:span text:style-name="T1"> </text:span>will<text:span text:style-name="T1"> </text:span>number<text:span text:style-name="T1"> </text:span>citations<text:span text:style-name="T1"> </text:span>consecutively<text:span text:style-name="T1"> </text:span>within<text:span text:style-name="T1"> </text:span>brackets<text:span text:style-name="T1"> </text:span>[1].<text:span text:style-name="T1"> </text:span>The<text:span text:style-name="T1"> </text:span>sentence<text:span text:style-name="T1"> </text:span>punctuation<text:span text:style-name="T1"> </text:span>follows<text:span text:style-name="T1"> </text:span>the<text:span text:style-name="T1"> </text:span>bracket<text:span text:style-name="T1"> </text:span>[2].<text:span text:style-name="T1"> </text:span>Refer<text:span text:style-name="T1"> </text:span>simply<text:span text:style-name="T1"> </text:span>to<text:span text:style-name="T1"> </text:span>the<text:span text:style-name="T1"> </text:span>reference<text:span text:style-name="T1"> </text:span>number,<text:span text:style-name="T1"> </text:span>as<text:span text:style-name="T1"> </text:span>in<text:span text:style-name="T1"> “</text:span>[3]<text:span text:style-name="T1">”—</text:span>do<text:span text:style-name="T1"> </text:span>not<text:span text:style-name="T1"> </text:span>use<text:span text:style-name="T1"> “</text:span>Ref.<text:span text:style-name="T1"> </text:span>[3]<text:span text:style-name="T1">” </text:span>or<text:span text:style-name="T1"> “</text:span>reference<text:span text:style-name="T1"> </text:span>[3]<text:span text:style-name="T1">”. Do not use reference citations as nouns of a sentence (e.g., not: “as the writer explains in [1]”).</text:span></text:p>
        <text:p text:style-name="Text_20_body">Unless<text:span text:style-name="T1"> </text:span>there<text:span text:style-name="T1"> </text:span>are<text:span text:style-name="T1"> </text:span>six<text:span text:style-name="T1"> </text:span>authors<text:span text:style-name="T1"> </text:span>or<text:span text:style-name="T1"> </text:span>more<text:span text:style-name="T1"> </text:span>give<text:span text:style-name="T1"> </text:span>all<text:span text:style-name="T1"> </text:span>authors<text:span text:style-name="T1">’ </text:span>names<text:span text:style-name="T1"> </text:span>and<text:span text:style-name="T1"> </text:span>do<text:span text:style-name="T1"> </text:span>not<text:span text:style-name="T1"> </text:span>use<text:span text:style-name="T1"> “</text:span>et<text:span text:style-name="T1"> </text:span>al.<text:span text:style-name="T1">”</text:span>.<text:span text:style-name="T1"> </text:span>Papers<text:span text:style-name="T1"> </text:span>that<text:span text:style-name="T1"> </text:span>have<text:span text:style-name="T1"> </text:span>not<text:span text:style-name="T1"> </text:span>been<text:span text:style-name="T1"> </text:span>published,<text:span text:style-name="T1"> </text:span>even<text:span text:style-name="T1"> </text:span>if<text:span text:style-name="T1"> </text:span>they<text:span text:style-name="T1"> </text:span>have<text:span text:style-name="T1"> </text:span>been<text:span text:style-name="T1"> </text:span>submitted<text:span text:style-name="T1"> </text:span>for<text:span text:style-name="T1"> </text:span>publication,<text:span text:style-name="T1"> </text:span>should<text:span text:style-name="T1"> </text:span>be<text:span text:style-name="T1"> </text:span>cited<text:span text:style-name="T1"> </text:span>as<text:span text:style-name="T1"> “</text:span>unpublished<text:span text:style-name="T1">” </text:span>[4].<text:span text:style-name="T1"> </text:span>Papers<text:span text:style-name="T1"> </text:span>that<text:span text:style-name="T1"> </text:span>have<text:span text:style-name="T1"> </text:span>been<text:span text:style-name="T1"> </text:span>accepted<text:span text:style-name="T1"> </text:span>for<text:span text:style-name="T1"> </text:span>publication<text:span text:style-name="T1"> </text:span>should<text:span text:style-name="T1"> </text:span>be<text:span text:style-name="T1"> </text:span>cited<text:span text:style-name="T1"> </text:span>as<text:span text:style-name="T1"> “</text:span>in<text:span text:style-name="T1"> </text:span>press<text:span text:style-name="T1">” </text:span>[5].<text:span text:style-name="T1"> </text:span>Capitalize<text:span text:style-name="T1"> </text:span>only<text:span text:style-name="T1"> </text:span>the<text:span text:style-name="T1"> </text:span>first<text:span text:style-name="T1"> </text:span>word<text:span text:style-name="T1"> </text:span>in<text:span text:style-name="T1"> </text:span>a<text:span text:style-name="T1"> </text:span>paper<text:span text:style-name="T1"> </text:span>title,<text:span text:style-name="T1"> </text:span>except<text:span text:style-name="T1"> </text:span>for<text:span text:style-name="T1"> </text:span>proper<text:span text:style-name="T1"> </text:span>nouns<text:span text:style-name="T1"> </text:span>and<text:span text:style-name="T1"> </text:span>element<text:span text:style-name="T1"> </text:span>symbols.</text:p>
        <text:p text:style-name="Text_20_body">For<text:span text:style-name="T1"> </text:span>papers<text:span text:style-name="T1"> </text:span>published<text:span text:style-name="T1"> </text:span>in<text:span text:style-name="T1"> </text:span>translation<text:span text:style-name="T1"> </text:span>journals,<text:span text:style-name="T1"> </text:span>please<text:span text:style-name="T1"> </text:span>give<text:span text:style-name="T1"> </text:span>the<text:span text:style-name="T1"> </text:span>English<text:span text:style-name="T1"> </text:span>citation<text:span text:style-name="T1"> </text:span>first,<text:span text:style-name="T1"> </text:span>followed<text:span text:style-name="T1"> </text:span>by<text:span text:style-name="T1"> </text:span>the<text:span text:style-name="T1"> </text:span>original<text:span text:style-name="T1"> </text:span>foreign-language<text:span text:style-name="T1"> </text:span>citation<text:span text:style-name="T1"> </text:span>[6].</text:p>
        <text:list xml:id="list1003782265152381256" text:style-name="WW8Num4">
          <text:list-item>
            <text:p text:style-name="P18"><text:bookmark-start text:name="__RefHeading__2745_711087310"/><text:span text:style-name="T5">V.T. Nkomo, J.M. Gardin, T.N. Skelton, J.S. Gottdiener, C.G. Scott, M. Enriquez-Sarano. Burden of valvular heart diseases: a population-based study. Lancet, 368 (10) (2006), pp. 1005–1011</text:span><text:bookmark-end text:name="__RefHeading__2745_711087310"/></text:p>
          </text:list-item>
          <text:list-item>
            <text:p text:style-name="P18"><text:bookmark-start text:name="__RefHeading__2748_711087310"/><text:span text:style-name="T5">Yan, T. D., Cao, C., Martens-Nielsen, J., Padang, R., Ng, M., Vallely, M. P. &amp; Bannon, P. G. Transcatheter Aortic Valve Implantation for High-Risk Patients with Severe Aortic Stenosis: A Systematic Review. The Journal of thoracic and cardiovascular surgery, Vol.139, No.6, 2010, pp. 1519-28, ISSN 0022-5223.</text:span><text:bookmark-end text:name="__RefHeading__2748_711087310"/></text:p>
          </text:list-item>
          <text:list-item>
            <text:p text:style-name="P18"><text:bookmark-start text:name="__RefHeading__4046_711087310"/><text:span text:style-name="T5">Wijesinghe N., Masson J., Nietlispach F., Tay E., GurvitchR., Wood D., Webb J. A Novel Real-Time Image Processor to Facilitate Transcatheter Aortic Valve Implantation. Journal Am Coll Cardiol; volume 55, issue 10s1, 2010.</text:span><text:bookmark-end text:name="__RefHeading__4046_711087310"/></text:p>
          </text:list-item>
          <text:list-item>
            <text:p text:style-name="P18"><text:bookmark-start text:name="__RefHeading__4048_711087310"/><text:span text:style-name="T5">Karar, M.E., Gessat, M., Walther, T., Falk, V., Burgert, O.: Towards a New Image Guidance System for Assisting Transapical Minimally Invasive Aortic Valve Implantation. In: Conf. Proc. IEEE Eng. Med. Biol. Soc., pp. 3645–3648. IEEE Press, New York (2009)</text:span><text:bookmark-end text:name="__RefHeading__4048_711087310"/></text:p>
          </text:list-item>
          <text:list-item>
            <text:p text:style-name="P18"><text:bookmark-start text:name="__RefHeading__4050_711087310"/><text:span text:style-name="T5">Gessat, M., Merk, D.R., Falk, V., Walther, T., Jacobs, S., Nottling, A., Burgert, O.: A Planning System for Transapical Aortic Valve Implantation. In: Proc. of SPIE Medical Imaging (2009)</text:span><text:bookmark-end text:name="__RefHeading__4050_711087310"/></text:p>
          </text:list-item>
          <text:list-item>
            <text:p text:style-name="P18"><text:bookmark-start text:name="__RefHeading__4052_711087310"/><text:span text:style-name="T5">Zheng, Y., John, M., Liao, R., Boese, J., Kirschstein, U., Georgescu, B., Zhou, S.K., Kempfert, J., Walther, T., Brockmann, G., Comaniciu, D.: Automatic Aorta Segmentation and Valve Landmark Detection in C-Arm CT: Application to Aortic Valve Implantation. In: Jiang, T., Navab, N., Pluim, J.P.W., Viergever, M.A. (eds.) MICCAI 2010. LNCS, vol. 6361, pp. 476–483. Springer, Heidelberg (2010)</text:span><text:bookmark-end text:name="__RefHeading__4052_711087310"/></text:p>
          </text:list-item>
          <text:list-item>
            <text:p text:style-name="P18"><text:bookmark-start text:name="__RefHeading__4054_711087310"/><text:span text:style-name="T5">John, M., Liao, R., Zheng, Y., Nottling, A., Boese, J., Kirschstein, U., Kempfert, J., Walther, T.: System to Guide Transcatheter Aortic Valve Implantations Based on Interventional C-arm CT Imaging. In: Jiang, T., Navab, N., Pluim, J.P.W., Viergever, M.A. (eds.) MICCAI 2010. LNCS, vol. 6361, pp. 375–382. Springer, Heidelberg (2010)</text:span><text:bookmark-end text:name="__RefHeading__4054_711087310"/></text:p>
          </text:list-item>
          <text:list-item>
            <text:p text:style-name="P18"><text:bookmark-start text:name="__RefHeading__4056_711087310"/><text:soft-page-break/><text:span text:style-name="T5">Liao R., Miao S., Zheng Y. Automatic and efficient contrast-based 2-D/3-D fusion for trans-catheter aortic valve implantation (TAVI). Comput Med Imaging Graph. 2013 Mar;37(2):150-61. doi: 10.1016/j.compmedimag.2013.01.008. Epub 2013 Feb 19.</text:span><text:bookmark-end text:name="__RefHeading__4056_711087310"/></text:p>
          </text:list-item>
          <text:list-item>
            <text:p text:style-name="P18"><text:bookmark-start text:name="__RefHeading__4058_711087310"/><text:span text:style-name="T5">Ming, L., Kapoor, A., Mazilu, D., Horvath, K.A.: Pneumatic Actuated Robotic Assistant System for Aortic Valve Replacement Under MRI Guidance. IEEE Trans. on Biomed. Eng. 58, 443–451 (2011).</text:span><text:bookmark-end text:name="__RefHeading__4058_711087310"/></text:p>
          </text:list-item>
          <text:list-item>
            <text:p text:style-name="P18"><text:bookmark-start text:name="__RefHeading__4060_711087310"/><text:span text:style-name="T5">Esmail Karar M., John M., Holzhey D., Falk V., Mohr FW. and Burgert O. Model-Updated Image-Guided Minimally Invasive Off-Pump Transcatheter Aortic Valve Implantation. Medical Image Computing and Computer-Assisted Intervention – MICCAI 2011; Volume 6891, 2011, pp 275-282.</text:span><text:bookmark-end text:name="__RefHeading__4060_711087310"/></text:p>
          </text:list-item>
        </text:list>
      </text:section>
      <text:section text:style-name="Sect4" text:name="Section4">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DejaVu Sans" svg:font-family="'DejaVu Sans'" style:font-pitch="variable"/>
    <style:font-face style:name="Lohit Hindi" svg:font-family="'Lohit Hindi', 'MS Mincho'" style:font-pitch="variable"/>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Lohit Hindi" style:font-family-complex="'Lohit Hindi', 'MS Mincho'"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043in" style:contextual-spacing="false" fo:line-height="100%" fo:text-align="justify" style:justify-single-word="false" fo:text-indent="0.2in" style:auto-text-indent="false"/>
      <style:text-properties fo:letter-spacing="-0.0008in"/>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MS Mincho'" style:font-pitch-complex="variable"/>
    </style:style>
    <style:style style:name="Heading_20_1" style:display-name="Heading 1" style:family="paragraph" style:parent-style-name="Standard" style:next-style-name="Text_20_body" style:default-outline-level="1" style:list-style-name="WW8Num1" style:class="text">
      <style:paragraph-properties fo:margin-left="0in" fo:margin-right="0in" fo:margin-top="0.111in" fo:margin-bottom="0.0555in" style:contextual-spacing="false" fo:keep-together="always" fo:text-indent="0.15in" style:auto-text-indent="false" fo:keep-with-next="always">
        <style:tab-stops>
          <style:tab-stop style:position="0.15in"/>
          <style:tab-stop style:position="0.1965in"/>
          <style:tab-stop style:position="0.2362in"/>
          <style:tab-stop style:position="0.2756in"/>
        </style:tab-stops>
      </style:paragraph-properties>
      <style:text-properties fo:font-variant="small-caps" fo:language="en" fo:country="US" style:language-asian="en" style:country-asian="US"/>
    </style:style>
    <style:style style:name="Heading_20_2" style:display-name="Heading 2" style:family="paragraph" style:parent-style-name="Standard" style:next-style-name="Text_20_body" style:default-outline-level="2" style:list-style-name="WW8Num1" style:class="text">
      <style:paragraph-properties fo:margin-left="0.2in" fo:margin-right="0in" fo:margin-top="0.0835in" fo:margin-bottom="0.0417in" style:contextual-spacing="false" fo:text-align="start" style:justify-single-word="false" fo:keep-together="always" fo:text-indent="-0.2in" style:auto-text-indent="false" fo:keep-with-next="always"/>
      <style:text-properties fo:language="en" fo:country="US" fo:font-style="italic" style:language-asian="en" style:country-asian="US" style:font-style-asian="italic" style:font-style-complex="italic"/>
    </style:style>
    <style:style style:name="Heading_20_3" style:display-name="Heading 3" style:family="paragraph" style:parent-style-name="Standard" style:next-style-name="Text_20_body" style:default-outline-level="3" style:list-style-name="WW8Num1" style:class="text">
      <style:paragraph-properties fo:margin-left="0in" fo:margin-right="0in" fo:line-height="0.1665in" fo:text-align="justify" style:justify-single-word="false" fo:text-indent="0.1252in" style:auto-text-indent="false">
        <style:tab-stops>
          <style:tab-stop style:position="0.3752in"/>
        </style:tab-stops>
      </style:paragraph-properties>
      <style:text-properties fo:language="en" fo:country="US" fo:font-style="italic" style:language-asian="en" style:country-asian="US" style:font-style-asian="italic" style:font-style-complex="italic"/>
    </style:style>
    <style:style style:name="Heading_20_4" style:display-name="Heading 4" style:family="paragraph" style:parent-style-name="Standard" style:next-style-name="Text_20_body" style:default-outline-level="4" style:list-style-name="WW8Num1" style:class="text">
      <style:paragraph-properties fo:margin-left="0in" fo:margin-right="0in" fo:margin-top="0.028in" fo:margin-bottom="0.028in" style:contextual-spacing="false" fo:text-align="justify" style:justify-single-word="false" fo:text-indent="0.25in" style:auto-text-indent="false">
        <style:tab-stops>
          <style:tab-stop style:position="0.5in"/>
        </style:tab-stops>
      </style:paragraph-properties>
      <style:text-properties fo:language="en" fo:country="US" fo:font-style="italic" style:language-asian="en" style:country-asian="US" style:font-style-asian="italic" style:font-style-complex="italic"/>
    </style:style>
    <style:style style:name="Heading_20_5" style:display-name="Heading 5" style:family="paragraph" style:parent-style-name="Standard" style:next-style-name="Text_20_body" style:class="text">
      <style:paragraph-properties fo:margin-top="0.111in" fo:margin-bottom="0.0555in" style:contextual-spacing="false">
        <style:tab-stops>
          <style:tab-stop style:position="0.25in"/>
        </style:tab-stops>
      </style:paragraph-properties>
      <style:text-properties fo:font-variant="small-caps" fo:language="en" fo:country="US" style:language-asian="en" style:country-asian="US"/>
    </style:style>
    <style:style style:name="Abstract" style:family="paragraph">
      <style:paragraph-properties fo:margin-left="0in" fo:margin-right="0in" fo:margin-top="0in" fo:margin-bottom="0.139in" style:contextual-spacing="false" fo:text-align="justify" style:justify-single-word="false" fo:orphans="2" fo:widows="2" fo:hyphenation-ladder-count="no-limit" fo:text-indent="0.1181in" style:auto-text-indent="false"/>
      <style:text-properties style:use-window-font-color="true" style:font-name="Times New Roman" fo:font-family="'Times New Roman'" style:font-family-generic="roman" style:font-pitch="variable" fo:font-size="9pt" fo:language="en" fo:country="US" fo:font-weight="bold" style:font-name-asian="SimSun" style:font-family-asian="SimSun, 宋体" style:font-pitch-asian="variable" style:font-size-asian="9pt" style:language-asian="zh" style:country-asian="CN" style:font-weight-asian="bold" style:font-name-complex="Times New Roman" style:font-family-complex="'Times New Roman'" style:font-family-generic-complex="roman" style:font-pitch-complex="variable"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Author" style:family="paragraph">
      <style:paragraph-properties fo:margin-top="0.25in" fo:margin-bottom="0.028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1pt" fo:language="en" fo:country="US" style:font-name-asian="SimSun" style:font-family-asian="SimSun, 宋体"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left="0.45in" fo:margin-right="0in" fo:text-indent="-0.25in" style:auto-text-indent="false">
        <style:tab-stops>
          <style:tab-stop style:position="0.45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6">
      <style:paragraph-properties fo:margin-top="0.0555in" fo:margin-bottom="0.139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ootnote" style:family="paragraph" style:list-style-name="WW8Num2">
      <style:paragraph-properties fo:margin-top="0in" fo:margin-bottom="0.028in" style:contextual-spacing="false" fo:orphans="2" fo:widows="2" fo:hyphenation-ladder-count="no-limit">
        <style:tab-stops>
          <style:tab-stop style:position="0.45in"/>
        </style:tab-stops>
      </style:paragraph-properties>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key_20_words" style:display-name="key words" style:family="paragraph">
      <style:paragraph-properties fo:margin-left="0in" fo:margin-right="0in" fo:margin-top="0in" fo:margin-bottom="0.0835in" style:contextual-spacing="false" fo:text-align="justify" style:justify-single-word="false" fo:orphans="2" fo:widows="2" fo:hyphenation-ladder-count="no-limit" fo:text-indent="0.2in" style:auto-text-indent="false"/>
      <style:text-properties style:use-window-font-color="true" style:font-name="Times New Roman" fo:font-family="'Times New Roman'" style:font-family-generic="roman" style:font-pitch="variable" fo:font-size="9pt" fo:language="en" fo:country="US" fo:font-weight="bold" style:font-name-asian="SimSun" style:font-family-asian="SimSun, 宋体" style:font-pitch-asian="variable" style:font-size-asian="9pt" style:language-asian="en" style:country-asian="US"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in" fo:margin-bottom="0.0835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modern" style:font-size-asian="14pt" style:language-asian="en" style:country-asian="US" style:font-name-complex="Times New Roman" style:font-family-complex="'Times New Roman'" style:font-family-generic-complex="roman" style:font-pitch-complex="variable" style:font-size-complex="14pt" style:language-complex="ar" style:country-complex="SA" fo:hyphenate="false" fo:hyphenation-remain-char-count="2" fo:hyphenation-push-char-count="2"/>
    </style:style>
    <style:style style:name="paper_20_title" style:display-name="paper title" style:family="paragraph">
      <style:paragraph-properties fo:margin-top="0in" fo:margin-bottom="0.0835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24pt" fo:language="en" fo:country="US" style:font-name-asian="MS Mincho" style:font-family-asian="'MS Mincho', 'ＭＳ 明朝'" style:font-family-generic-asian="modern" style:font-size-asian="24pt" style:language-asian="en" style:country-asian="US" style:font-name-complex="Times New Roman" style:font-family-complex="'Times New Roman'" style:font-family-generic-complex="roman" style:font-pitch-complex="variable" style:font-size-complex="24pt" style:language-complex="ar" style:country-complex="SA" fo:hyphenate="false" fo:hyphenation-remain-char-count="2" fo:hyphenation-push-char-count="2"/>
    </style:style>
    <style:style style:name="references" style:family="paragraph" style:list-style-name="WW8Num4">
      <style:paragraph-properties fo:margin-top="0in" fo:margin-bottom="0.0346in" style:contextual-spacing="false" style:line-height-at-least="0.1252in" fo:text-align="justify" style:justify-single-word="false" fo:orphans="2" fo:widows="2" fo:hyphenation-ladder-count="no-limit"/>
      <style:text-properties style:use-window-font-color="true" style:font-name="Times New Roman" fo:font-family="'Times New Roman'" style:font-family-generic="roman" style:font-pitch="variable" fo:font-size="9pt" fo:language="en" fo:country="US" style:font-name-asian="MS Mincho" style:font-family-asian="'MS Mincho', 'ＭＳ 明朝'" style:font-family-generic-asian="modern" style:font-size-asian="9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sponsors" style:family="paragraph">
      <style:paragraph-properties fo:margin-left="0in" fo:margin-right="0in" fo:orphans="2" fo:widows="2" fo:hyphenation-ladder-count="no-limit" fo:text-indent="0.2in" style:auto-text-indent="false" fo:padding-left="0in" fo:padding-right="0in" fo:padding-top="0.028in" fo:padding-bottom="0in"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paragraph-properties fo:margin-top="0.0417in" fo:margin-bottom="0.0209in" style:contextual-spacing="false" fo:text-align="end" style:justify-single-word="false" fo:orphans="2" fo:widows="2" fo:hyphenation-ladder-count="no-limit"/>
      <style:text-properties style:use-window-font-color="true" style:font-name="Times New Roman" fo:font-family="'Times New Roman'" style:font-family-generic="roman" style:font-pitch="variable" fo:font-size="6pt" fo:language="en" fo:country="US" style:font-name-asian="SimSun" style:font-family-asian="SimSun, 宋体" style:font-pitch-asian="variable" style:font-size-asian="6pt" style:language-asian="zh" style:country-asian="CN" style:font-name-complex="Times New Roman" style:font-family-complex="'Times New Roman'" style:font-family-generic-complex="roman" style:font-pitch-complex="variable" style:font-size-complex="6pt" style:language-complex="ar" style:country-complex="SA" fo:hyphenate="false" fo:hyphenation-remain-char-count="2" fo:hyphenation-push-char-count="2"/>
    </style:style>
    <style:style style:name="table_20_head" style:display-name="table head" style:family="paragraph" style:list-style-name="WW8Num5">
      <style:paragraph-properties fo:margin-top="0.1665in" fo:margin-bottom="0.0835in" style:contextual-spacing="false" fo:line-height="90%" fo:text-align="center" style:justify-single-word="false" fo:orphans="2" fo:widows="2" fo:hyphenation-ladder-count="no-limit">
        <style:tab-stops>
          <style:tab-stop style:position="0.75in"/>
        </style:tab-stops>
      </style:paragraph-properties>
      <style:text-properties fo:font-variant="small-cap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z1" style:family="text">
      <style:text-properties style:font-name-complex="Times New Roman" style:font-family-complex="'Times New Roman'" style:font-family-generic-complex="roman" style:font-pitch-complex="variable"/>
    </style:style>
    <style:style style:name="WW8Num1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Absatz-Standardschriftart" style:family="text"/>
    <style:style style:name="WW-Absatz-Standardschriftart" style:family="text"/>
    <style:style style:name="WW8Num7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WW-Default_20_Paragraph_20_Font" style:display-name="WW-Default Paragraph Fon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8Num1z4" style:family="text">
      <style:text-properties style:font-name-complex="Times New Roman" style:font-family-complex="'Times New Roman'" style:font-family-generic-complex="roman" style:font-pitch-complex="variable"/>
    </style:style>
    <style:style style:name="WW-Absatz-Standardschriftart111111111" style:family="text"/>
    <style:style style:name="WW8Num2z1" style:family="text">
      <style:text-properties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Default_20_Paragraph_20_Font1" style:display-name="WW-Default Paragraph Font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I">
        <style:list-level-properties text:list-level-position-and-space-mode="label-alignment" fo:text-align="center">
          <style:list-level-label-alignment text:label-followed-by="space" fo:text-indent="0.15in"/>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1575in" fo:text-indent="-0.2in" fo:margin-left="0.2in"/>
        </style:list-level-properties>
      </text:outline-level-style>
      <text:outline-level-style text:level="3" text:style-name="WW8Num1z1" style:num-suffix=")" style:num-format="1">
        <style:list-level-properties text:list-level-position-and-space-mode="label-alignment">
          <style:list-level-label-alignment text:label-followed-by="listtab" text:list-tab-stop-position="0.2953in" fo:text-indent="0.1252in"/>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z1" style:num-format="">
        <style:list-level-properties text:list-level-position-and-space-mode="label-alignment">
          <style:list-level-label-alignment text:label-followed-by="nothing" fo:margin-left="2in"/>
        </style:list-level-properties>
      </text:outline-level-style>
      <text:outline-level-style text:level="6" text:style-name="WW8Num1z1"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z1"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z1"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z1"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space" fo:text-indent="0.1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1575in" fo:text-indent="-0.2in" fo:margin-left="0.2in"/>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2953in" fo:text-indent="0.1252in"/>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z1" style:num-format="">
        <style:list-level-properties text:list-level-position-and-space-mode="label-alignment">
          <style:list-level-label-alignment text:label-followed-by="nothing" fo:margin-left="2in"/>
        </style:list-level-properties>
      </text:list-level-style-number>
      <text:list-level-style-number text:level="6" text:style-name="WW8Num1z1"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z1"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z1"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z1"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TABLE " style:num-suffix=". " style:num-format="I">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Fig. " style:num-suffix=". " style:num-format="1">
        <style:list-level-properties text:list-level-position-and-space-mode="label-alignment">
          <style:list-level-label-alignment text:label-followed-by="space"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5in" fo:margin-bottom="1.689in" fo:margin-left="0.5118in" fo:margin-right="0.5118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07-05-03T12:05:00</meta:creation-date>
    <dc:date>2014-05-13T10:41:08.924981126</dc:date>
    <meta:editing-cycles>8</meta:editing-cycles>
    <meta:editing-duration>PT19M24S</meta:editing-duration>
    <meta:generator>LibreOffice/4.2.3.3$Linux_X86_64 LibreOffice_project/420m0$Build-3</meta:generator>
    <meta:document-statistic meta:table-count="1" meta:image-count="0" meta:object-count="0" meta:page-count="5" meta:paragraph-count="108" meta:word-count="3508" meta:character-count="21912" meta:non-whitespace-character-count="18571"/>
  </office:meta>
</office:document-meta>
</file>